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start-all-ms-ens00</text:p>
          </table:table-cell>
          <table:table-cell office:value-type="float" office:value="133.14" calcext:value-type="float">
            <text:p>133.14</text:p>
          </table:table-cell>
          <table:table-cell office:value-type="float" office:value="42.95" calcext:value-type="float">
            <text:p>42.95</text:p>
          </table:table-cell>
          <table:table-cell table:formula="of:=[.B2]-[.C2]" office:value-type="float" office:value="90.19" calcext:value-type="float">
            <text:p>90.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27T17:48:55Z</text:p>
          </table:table-cell>
          <table:table-cell office:value-type="string" calcext:value-type="string">
            <text:p>2022-02-27T17:49:24Z</text:p>
          </table:table-cell>
          <table:table-cell office:value-type="string" calcext:value-type="string">
            <text:p>2022-02-27T17:51:57Z</text:p>
          </table:table-cell>
          <table:table-cell office:value-type="string" calcext:value-type="string">
            <text:p>SUCCEEDED</text:p>
          </table:table-cell>
          <table:table-cell office:value-type="float" office:value="1167167" calcext:value-type="float">
            <text:p>1167167</text:p>
          </table:table-cell>
          <table:table-cell office:value-type="float" office:value="70000" calcext:value-type="float">
            <text:p>70000</text:p>
          </table:table-cell>
          <table:table-cell office:value-type="float" office:value="14.117" calcext:value-type="float">
            <text:p>14.117</text:p>
          </table:table-cell>
          <table:table-cell office:value-type="float" office:value="0.606" calcext:value-type="float">
            <text:p>0.606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216-start-all-ms-ens01</text:p>
          </table:table-cell>
          <table:table-cell office:value-type="float" office:value="585.862" calcext:value-type="float">
            <text:p>585.862</text:p>
          </table:table-cell>
          <table:table-cell office:value-type="float" office:value="52.49" calcext:value-type="float">
            <text:p>52.49</text:p>
          </table:table-cell>
          <table:table-cell table:formula="of:=[.B3]-[.C3]" office:value-type="float" office:value="533.372" calcext:value-type="float">
            <text:p>533.3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27T17:49:16Z</text:p>
          </table:table-cell>
          <table:table-cell office:value-type="string" calcext:value-type="string">
            <text:p>2022-02-27T17:49:24Z</text:p>
          </table:table-cell>
          <table:table-cell office:value-type="string" calcext:value-type="string">
            <text:p>2022-02-27T17:59:38Z</text:p>
          </table:table-cell>
          <table:table-cell office:value-type="string" calcext:value-type="string">
            <text:p>SUCCEEDED</text:p>
          </table:table-cell>
          <table:table-cell office:value-type="float" office:value="1167169" calcext:value-type="float">
            <text:p>1167169</text:p>
          </table:table-cell>
          <table:table-cell office:value-type="float" office:value="26854" calcext:value-type="float">
            <text:p>26854</text:p>
          </table:table-cell>
          <table:table-cell office:value-type="float" office:value="13.072" calcext:value-type="float">
            <text:p>13.07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216-start-all-ms-ens02</text:p>
          </table:table-cell>
          <table:table-cell office:value-type="float" office:value="981.048" calcext:value-type="float">
            <text:p>981.048</text:p>
          </table:table-cell>
          <table:table-cell office:value-type="float" office:value="99.27" calcext:value-type="float">
            <text:p>99.27</text:p>
          </table:table-cell>
          <table:table-cell table:formula="of:=[.B4]-[.C4]" office:value-type="float" office:value="881.778" calcext:value-type="float">
            <text:p>881.77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2-27T17:49:24Z</text:p>
          </table:table-cell>
          <table:table-cell office:value-type="string" calcext:value-type="string">
            <text:p>2022-02-27T17:50:00Z</text:p>
          </table:table-cell>
          <table:table-cell office:value-type="string" calcext:value-type="string">
            <text:p>2022-02-27T18:07:19Z</text:p>
          </table:table-cell>
          <table:table-cell office:value-type="string" calcext:value-type="string">
            <text:p>SUCCEEDED</text:p>
          </table:table-cell>
          <table:table-cell office:value-type="float" office:value="1167174" calcext:value-type="float">
            <text:p>1167174</text:p>
          </table:table-cell>
          <table:table-cell office:value-type="float" office:value="227513" calcext:value-type="float">
            <text:p>227513</text:p>
          </table:table-cell>
          <table:table-cell office:value-type="float" office:value="11.606" calcext:value-type="float">
            <text:p>11.60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u-ch427-n216-start-all-ms-ens03</text:p>
          </table:table-cell>
          <table:table-cell office:value-type="float" office:value="1141.91" calcext:value-type="float">
            <text:p>1141.91</text:p>
          </table:table-cell>
          <table:table-cell office:value-type="float" office:value="116.13" calcext:value-type="float">
            <text:p>116.13</text:p>
          </table:table-cell>
          <table:table-cell table:formula="of:=[.B5]-[.C5]" office:value-type="float" office:value="1025.78" calcext:value-type="float">
            <text:p>1025.7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2-27T23:02:57Z</text:p>
          </table:table-cell>
          <table:table-cell office:value-type="string" calcext:value-type="string">
            <text:p>2022-02-27T23:44:24Z</text:p>
          </table:table-cell>
          <table:table-cell office:value-type="string" calcext:value-type="string">
            <text:p>2022-02-28T00:04:25Z</text:p>
          </table:table-cell>
          <table:table-cell office:value-type="string" calcext:value-type="string">
            <text:p>SUCCEEDED</text:p>
          </table:table-cell>
          <table:table-cell office:value-type="float" office:value="1167777" calcext:value-type="float">
            <text:p>1167777</text:p>
          </table:table-cell>
          <table:table-cell office:value-type="float" office:value="12024" calcext:value-type="float">
            <text:p>12024</text:p>
          </table:table-cell>
          <table:table-cell office:value-type="float" office:value="17.427" calcext:value-type="float">
            <text:p>17.42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u-ch427-n216-start-all-ms-ens04</text:p>
          </table:table-cell>
          <table:table-cell office:value-type="float" office:value="574.641" calcext:value-type="float">
            <text:p>574.641</text:p>
          </table:table-cell>
          <table:table-cell office:value-type="float" office:value="135.86" calcext:value-type="float">
            <text:p>135.86</text:p>
          </table:table-cell>
          <table:table-cell table:formula="of:=[.B6]-[.C6]" office:value-type="float" office:value="438.781" calcext:value-type="float">
            <text:p>438.78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2-27T18:43:21Z</text:p>
          </table:table-cell>
          <table:table-cell office:value-type="string" calcext:value-type="string">
            <text:p>2022-02-27T22:34:09Z</text:p>
          </table:table-cell>
          <table:table-cell office:value-type="string" calcext:value-type="string">
            <text:p>2022-02-27T22:44:36Z</text:p>
          </table:table-cell>
          <table:table-cell office:value-type="string" calcext:value-type="string">
            <text:p>SUCCEEDED</text:p>
          </table:table-cell>
          <table:table-cell office:value-type="float" office:value="1167292" calcext:value-type="float">
            <text:p>1167292</text:p>
          </table:table-cell>
          <table:table-cell office:value-type="float" office:value="171404" calcext:value-type="float">
            <text:p>171404</text:p>
          </table:table-cell>
          <table:table-cell office:value-type="float" office:value="13.415" calcext:value-type="float">
            <text:p>13.41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u-ch427-n216-start-all-ms-ens05</text:p>
          </table:table-cell>
          <table:table-cell office:value-type="float" office:value="931.97" calcext:value-type="float">
            <text:p>931.97</text:p>
          </table:table-cell>
          <table:table-cell office:value-type="float" office:value="172.03" calcext:value-type="float">
            <text:p>172.03</text:p>
          </table:table-cell>
          <table:table-cell table:formula="of:=[.B7]-[.C7]" office:value-type="float" office:value="759.94" calcext:value-type="float">
            <text:p>759.9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2-27T17:49:57Z</text:p>
          </table:table-cell>
          <table:table-cell office:value-type="string" calcext:value-type="string">
            <text:p>2022-02-27T20:36:54Z</text:p>
          </table:table-cell>
          <table:table-cell office:value-type="string" calcext:value-type="string">
            <text:p>2022-02-27T20:53:40Z</text:p>
          </table:table-cell>
          <table:table-cell office:value-type="string" calcext:value-type="string">
            <text:p>SUCCEEDED</text:p>
          </table:table-cell>
          <table:table-cell office:value-type="float" office:value="1167187" calcext:value-type="float">
            <text:p>1167187</text:p>
          </table:table-cell>
          <table:table-cell office:value-type="float" office:value="50496" calcext:value-type="float">
            <text:p>50496</text:p>
          </table:table-cell>
          <table:table-cell office:value-type="float" office:value="14.015" calcext:value-type="float">
            <text:p>14.015</text:p>
          </table:table-cell>
          <table:table-cell office:value-type="float" office:value="0.96" calcext:value-type="float">
            <text:p>0.96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string" calcext:value-type="string">
            <text:p>u-ch427-n216-start-all-ms-ens06</text:p>
          </table:table-cell>
          <table:table-cell office:value-type="float" office:value="958.967" calcext:value-type="float">
            <text:p>958.967</text:p>
          </table:table-cell>
          <table:table-cell office:value-type="float" office:value="173.38" calcext:value-type="float">
            <text:p>173.38</text:p>
          </table:table-cell>
          <table:table-cell table:formula="of:=[.B8]-[.C8]" office:value-type="float" office:value="785.587" calcext:value-type="float">
            <text:p>785.58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2-27T17:50:11Z</text:p>
          </table:table-cell>
          <table:table-cell office:value-type="string" calcext:value-type="string">
            <text:p>2022-02-27T23:02:25Z</text:p>
          </table:table-cell>
          <table:table-cell office:value-type="string" calcext:value-type="string">
            <text:p>2022-02-27T23:19:46Z</text:p>
          </table:table-cell>
          <table:table-cell office:value-type="string" calcext:value-type="string">
            <text:p>SUCCEEDED</text:p>
          </table:table-cell>
          <table:table-cell office:value-type="float" office:value="1167188" calcext:value-type="float">
            <text:p>1167188</text:p>
          </table:table-cell>
          <table:table-cell office:value-type="float" office:value="157902" calcext:value-type="float">
            <text:p>157902</text:p>
          </table:table-cell>
          <table:table-cell office:value-type="float" office:value="38.897" calcext:value-type="float">
            <text:p>38.897</text:p>
          </table:table-cell>
          <table:table-cell office:value-type="float" office:value="1.084" calcext:value-type="float">
            <text:p>1.084</text:p>
          </table:table-cell>
          <table:table-cell office:value-type="float" office:value="4.142" calcext:value-type="float">
            <text:p>4.142</text:p>
          </table:table-cell>
        </table:table-row>
        <table:table-row table:style-name="ro1">
          <table:table-cell office:value-type="string" calcext:value-type="string">
            <text:p>u-ch427-n216-start-all-ms-ens07</text:p>
          </table:table-cell>
          <table:table-cell office:value-type="float" office:value="916.554" calcext:value-type="float">
            <text:p>916.554</text:p>
          </table:table-cell>
          <table:table-cell office:value-type="float" office:value="209.75" calcext:value-type="float">
            <text:p>209.75</text:p>
          </table:table-cell>
          <table:table-cell table:formula="of:=[.B9]-[.C9]" office:value-type="float" office:value="706.804" calcext:value-type="float">
            <text:p>706.80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3-01T17:35:07Z</text:p>
          </table:table-cell>
          <table:table-cell office:value-type="string" calcext:value-type="string">
            <text:p>2022-03-01T20:06:38Z</text:p>
          </table:table-cell>
          <table:table-cell office:value-type="string" calcext:value-type="string">
            <text:p>2022-03-01T20:23:27Z</text:p>
          </table:table-cell>
          <table:table-cell office:value-type="string" calcext:value-type="string">
            <text:p>SUCCEEDED</text:p>
          </table:table-cell>
          <table:table-cell office:value-type="float" office:value="1183096" calcext:value-type="float">
            <text:p>1183096</text:p>
          </table:table-cell>
          <table:table-cell office:value-type="float" office:value="157372" calcext:value-type="float">
            <text:p>157372</text:p>
          </table:table-cell>
          <table:table-cell office:value-type="float" office:value="29.437" calcext:value-type="float">
            <text:p>29.437</text:p>
          </table:table-cell>
          <table:table-cell office:value-type="float" office:value="1.097" calcext:value-type="float">
            <text:p>1.097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string" calcext:value-type="string">
            <text:p>u-ch427-n216-start-all-ms-ens08</text:p>
          </table:table-cell>
          <table:table-cell office:value-type="float" office:value="993.405" calcext:value-type="float">
            <text:p>993.405</text:p>
          </table:table-cell>
          <table:table-cell office:value-type="float" office:value="234.01" calcext:value-type="float">
            <text:p>234.01</text:p>
          </table:table-cell>
          <table:table-cell table:formula="of:=[.B10]-[.C10]" office:value-type="float" office:value="759.395" calcext:value-type="float">
            <text:p>759.39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3-01T17:35:08Z</text:p>
          </table:table-cell>
          <table:table-cell office:value-type="string" calcext:value-type="string">
            <text:p>2022-03-01T20:24:37Z</text:p>
          </table:table-cell>
          <table:table-cell office:value-type="string" calcext:value-type="string">
            <text:p>2022-03-01T20:42:45Z</text:p>
          </table:table-cell>
          <table:table-cell office:value-type="string" calcext:value-type="string">
            <text:p>SUCCEEDED</text:p>
          </table:table-cell>
          <table:table-cell office:value-type="float" office:value="1183097" calcext:value-type="float">
            <text:p>1183097</text:p>
          </table:table-cell>
          <table:table-cell office:value-type="float" office:value="218249" calcext:value-type="float">
            <text:p>218249</text:p>
          </table:table-cell>
          <table:table-cell office:value-type="float" office:value="31.956" calcext:value-type="float">
            <text:p>31.956</text:p>
          </table:table-cell>
          <table:table-cell office:value-type="float" office:value="1.519" calcext:value-type="float">
            <text:p>1.519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string" calcext:value-type="string">
            <text:p>u-ch427-n216-start-all-ms-ens09</text:p>
          </table:table-cell>
          <table:table-cell office:value-type="float" office:value="837.228" calcext:value-type="float">
            <text:p>837.228</text:p>
          </table:table-cell>
          <table:table-cell office:value-type="float" office:value="242.28" calcext:value-type="float">
            <text:p>242.28</text:p>
          </table:table-cell>
          <table:table-cell table:formula="of:=[.B11]-[.C11]" office:value-type="float" office:value="594.948" calcext:value-type="float">
            <text:p>594.94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3-02T19:00:55Z</text:p>
          </table:table-cell>
          <table:table-cell office:value-type="string" calcext:value-type="string">
            <text:p>2022-03-02T21:04:27Z</text:p>
          </table:table-cell>
          <table:table-cell office:value-type="string" calcext:value-type="string">
            <text:p>2022-03-02T21:20:05Z</text:p>
          </table:table-cell>
          <table:table-cell office:value-type="string" calcext:value-type="string">
            <text:p>SUCCEEDED</text:p>
          </table:table-cell>
          <table:table-cell office:value-type="float" office:value="1189000" calcext:value-type="float">
            <text:p>1189000</text:p>
          </table:table-cell>
          <table:table-cell office:value-type="float" office:value="30413" calcext:value-type="float">
            <text:p>30413</text:p>
          </table:table-cell>
          <table:table-cell office:value-type="float" office:value="28.027" calcext:value-type="float">
            <text:p>28.027</text:p>
          </table:table-cell>
          <table:table-cell office:value-type="float" office:value="1.22" calcext:value-type="float">
            <text:p>1.22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string" calcext:value-type="string">
            <text:p>u-ch427-n216-start-all-ms-ens10</text:p>
          </table:table-cell>
          <table:table-cell office:value-type="float" office:value="946.643" calcext:value-type="float">
            <text:p>946.643</text:p>
          </table:table-cell>
          <table:table-cell office:value-type="float" office:value="273.35" calcext:value-type="float">
            <text:p>273.35</text:p>
          </table:table-cell>
          <table:table-cell table:formula="of:=[.B12]-[.C12]" office:value-type="float" office:value="673.293" calcext:value-type="float">
            <text:p>673.29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2-28T14:41:10Z</text:p>
          </table:table-cell>
          <table:table-cell office:value-type="string" calcext:value-type="string">
            <text:p>2022-02-28T18:31:03Z</text:p>
          </table:table-cell>
          <table:table-cell office:value-type="string" calcext:value-type="string">
            <text:p>2022-02-28T18:48:49Z</text:p>
          </table:table-cell>
          <table:table-cell office:value-type="string" calcext:value-type="string">
            <text:p>SUCCEEDED</text:p>
          </table:table-cell>
          <table:table-cell office:value-type="float" office:value="1172693" calcext:value-type="float">
            <text:p>1172693</text:p>
          </table:table-cell>
          <table:table-cell office:value-type="float" office:value="239737" calcext:value-type="float">
            <text:p>239737</text:p>
          </table:table-cell>
          <table:table-cell office:value-type="float" office:value="16.097" calcext:value-type="float">
            <text:p>16.097</text:p>
          </table:table-cell>
          <table:table-cell office:value-type="float" office:value="1.327" calcext:value-type="float">
            <text:p>1.327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string" calcext:value-type="string">
            <text:p>u-ch427-n216-start-all-ms-ens11</text:p>
          </table:table-cell>
          <table:table-cell office:value-type="float" office:value="1004.575" calcext:value-type="float">
            <text:p>1004.575</text:p>
          </table:table-cell>
          <table:table-cell office:value-type="float" office:value="357.87" calcext:value-type="float">
            <text:p>357.87</text:p>
          </table:table-cell>
          <table:table-cell table:formula="of:=[.B13]-[.C13]" office:value-type="float" office:value="646.705" calcext:value-type="float">
            <text:p>646.70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2-27T17:51:15Z</text:p>
          </table:table-cell>
          <table:table-cell office:value-type="string" calcext:value-type="string">
            <text:p>2022-02-27T22:41:36Z</text:p>
          </table:table-cell>
          <table:table-cell office:value-type="string" calcext:value-type="string">
            <text:p>2022-02-27T23:00:26Z</text:p>
          </table:table-cell>
          <table:table-cell office:value-type="string" calcext:value-type="string">
            <text:p>SUCCEEDED</text:p>
          </table:table-cell>
          <table:table-cell office:value-type="float" office:value="1167197" calcext:value-type="float">
            <text:p>1167197</text:p>
          </table:table-cell>
          <table:table-cell office:value-type="float" office:value="21912" calcext:value-type="float">
            <text:p>21912</text:p>
          </table:table-cell>
          <table:table-cell office:value-type="float" office:value="14.646" calcext:value-type="float">
            <text:p>14.646</text:p>
          </table:table-cell>
          <table:table-cell office:value-type="float" office:value="1.411" calcext:value-type="float">
            <text:p>1.411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 office:value-type="string" calcext:value-type="string">
            <text:p>u-ch427-n216-start-all-ms-ens12</text:p>
          </table:table-cell>
          <table:table-cell office:value-type="float" office:value="1348.11" calcext:value-type="float">
            <text:p>1348.11</text:p>
          </table:table-cell>
          <table:table-cell office:value-type="float" office:value="315.95" calcext:value-type="float">
            <text:p>315.95</text:p>
          </table:table-cell>
          <table:table-cell table:formula="of:=[.B14]-[.C14]" office:value-type="float" office:value="1032.16" calcext:value-type="float">
            <text:p>1032.1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3-04T15:57:40Z</text:p>
          </table:table-cell>
          <table:table-cell office:value-type="string" calcext:value-type="string">
            <text:p>2022-03-04T22:05:46Z</text:p>
          </table:table-cell>
          <table:table-cell office:value-type="string" calcext:value-type="string">
            <text:p>2022-03-04T22:30:20Z</text:p>
          </table:table-cell>
          <table:table-cell office:value-type="string" calcext:value-type="string">
            <text:p>SUCCEEDED</text:p>
          </table:table-cell>
          <table:table-cell office:value-type="float" office:value="1200690" calcext:value-type="float">
            <text:p>1200690</text:p>
          </table:table-cell>
          <table:table-cell office:value-type="float" office:value="54188" calcext:value-type="float">
            <text:p>54188</text:p>
          </table:table-cell>
          <table:table-cell office:value-type="float" office:value="25.576" calcext:value-type="float">
            <text:p>25.576</text:p>
          </table:table-cell>
          <table:table-cell office:value-type="float" office:value="1.422" calcext:value-type="float">
            <text:p>1.422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string" calcext:value-type="string">
            <text:p>u-ch427-n216-start-all-ms-ens13</text:p>
          </table:table-cell>
          <table:table-cell office:value-type="float" office:value="1320.797" calcext:value-type="float">
            <text:p>1320.797</text:p>
          </table:table-cell>
          <table:table-cell office:value-type="float" office:value="346.65" calcext:value-type="float">
            <text:p>346.65</text:p>
          </table:table-cell>
          <table:table-cell table:formula="of:=[.B15]-[.C15]" office:value-type="float" office:value="974.147" calcext:value-type="float">
            <text:p>974.14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3-04T15:57:57Z</text:p>
          </table:table-cell>
          <table:table-cell office:value-type="string" calcext:value-type="string">
            <text:p>2022-03-04T22:08:47Z</text:p>
          </table:table-cell>
          <table:table-cell office:value-type="string" calcext:value-type="string">
            <text:p>2022-03-04T22:33:01Z</text:p>
          </table:table-cell>
          <table:table-cell office:value-type="string" calcext:value-type="string">
            <text:p>SUCCEEDED</text:p>
          </table:table-cell>
          <table:table-cell office:value-type="float" office:value="1200691" calcext:value-type="float">
            <text:p>1200691</text:p>
          </table:table-cell>
          <table:table-cell office:value-type="float" office:value="49039" calcext:value-type="float">
            <text:p>49039</text:p>
          </table:table-cell>
          <table:table-cell office:value-type="float" office:value="32.621" calcext:value-type="float">
            <text:p>32.621</text:p>
          </table:table-cell>
          <table:table-cell office:value-type="float" office:value="2.682" calcext:value-type="float">
            <text:p>2.682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string" calcext:value-type="string">
            <text:p>u-ch427-n216-start-all-ms-ens14</text:p>
          </table:table-cell>
          <table:table-cell office:value-type="float" office:value="1273.66" calcext:value-type="float">
            <text:p>1273.66</text:p>
          </table:table-cell>
          <table:table-cell office:value-type="float" office:value="370.53" calcext:value-type="float">
            <text:p>370.53</text:p>
          </table:table-cell>
          <table:table-cell table:formula="of:=[.B16]-[.C16]" office:value-type="float" office:value="903.13" calcext:value-type="float">
            <text:p>903.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3-05T23:51:27Z</text:p>
          </table:table-cell>
          <table:table-cell office:value-type="string" calcext:value-type="string">
            <text:p>2022-03-06T06:03:37Z</text:p>
          </table:table-cell>
          <table:table-cell office:value-type="string" calcext:value-type="string">
            <text:p>2022-03-06T06:27:03Z</text:p>
          </table:table-cell>
          <table:table-cell office:value-type="string" calcext:value-type="string">
            <text:p>SUCCEEDED</text:p>
          </table:table-cell>
          <table:table-cell office:value-type="float" office:value="1206270" calcext:value-type="float">
            <text:p>1206270</text:p>
          </table:table-cell>
          <table:table-cell office:value-type="float" office:value="129916" calcext:value-type="float">
            <text:p>129916</text:p>
          </table:table-cell>
          <table:table-cell office:value-type="float" office:value="39.09" calcext:value-type="float">
            <text:p>39.09</text:p>
          </table:table-cell>
          <table:table-cell office:value-type="float" office:value="1.69" calcext:value-type="float">
            <text:p>1.69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string" calcext:value-type="string">
            <text:p>u-ch427-n216-start-all-ms-ens15</text:p>
          </table:table-cell>
          <table:table-cell office:value-type="float" office:value="1866.445" calcext:value-type="float">
            <text:p>1866.445</text:p>
          </table:table-cell>
          <table:table-cell office:value-type="float" office:value="411.4" calcext:value-type="float">
            <text:p>411.4</text:p>
          </table:table-cell>
          <table:table-cell table:formula="of:=[.B17]-[.C17]" office:value-type="float" office:value="1455.045" calcext:value-type="float">
            <text:p>1455.04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4T15:58:40Z</text:p>
          </table:table-cell>
          <table:table-cell office:value-type="string" calcext:value-type="string">
            <text:p>2022-03-04T18:45:31Z</text:p>
          </table:table-cell>
          <table:table-cell office:value-type="string" calcext:value-type="string">
            <text:p>2022-03-04T19:19:30Z</text:p>
          </table:table-cell>
          <table:table-cell office:value-type="string" calcext:value-type="string">
            <text:p>SUCCEEDED</text:p>
          </table:table-cell>
          <table:table-cell office:value-type="float" office:value="1200700" calcext:value-type="float">
            <text:p>1200700</text:p>
          </table:table-cell>
          <table:table-cell office:value-type="float" office:value="261437" calcext:value-type="float">
            <text:p>261437</text:p>
          </table:table-cell>
          <table:table-cell office:value-type="float" office:value="50.331" calcext:value-type="float">
            <text:p>50.331</text:p>
          </table:table-cell>
          <table:table-cell office:value-type="float" office:value="1.651" calcext:value-type="float">
            <text:p>1.651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string" calcext:value-type="string">
            <text:p>u-ch427-n216-start-all-ms-ens16</text:p>
          </table:table-cell>
          <table:table-cell office:value-type="float" office:value="1815.648" calcext:value-type="float">
            <text:p>1815.648</text:p>
          </table:table-cell>
          <table:table-cell office:value-type="float" office:value="245.98" calcext:value-type="float">
            <text:p>245.98</text:p>
          </table:table-cell>
          <table:table-cell table:formula="of:=[.B18]-[.C18]" office:value-type="float" office:value="1569.668" calcext:value-type="float">
            <text:p>1569.66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3-04T15:59:05Z</text:p>
          </table:table-cell>
          <table:table-cell office:value-type="string" calcext:value-type="string">
            <text:p>2022-03-04T19:19:56Z</text:p>
          </table:table-cell>
          <table:table-cell office:value-type="string" calcext:value-type="string">
            <text:p>2022-03-04T19:53:08Z</text:p>
          </table:table-cell>
          <table:table-cell office:value-type="string" calcext:value-type="string">
            <text:p>SUCCEEDED</text:p>
          </table:table-cell>
          <table:table-cell office:value-type="float" office:value="1200702" calcext:value-type="float">
            <text:p>1200702</text:p>
          </table:table-cell>
          <table:table-cell office:value-type="float" office:value="65843" calcext:value-type="float">
            <text:p>65843</text:p>
          </table:table-cell>
          <table:table-cell office:value-type="float" office:value="239.841" calcext:value-type="float">
            <text:p>239.841</text:p>
          </table:table-cell>
          <table:table-cell office:value-type="float" office:value="1.946" calcext:value-type="float">
            <text:p>1.946</text:p>
          </table:table-cell>
          <table:table-cell office:value-type="float" office:value="3.495" calcext:value-type="float">
            <text:p>3.495</text:p>
          </table:table-cell>
        </table:table-row>
        <table:table-row table:style-name="ro1">
          <table:table-cell office:value-type="string" calcext:value-type="string">
            <text:p>u-ch427-n216-start-all-ms-ens17</text:p>
          </table:table-cell>
          <table:table-cell office:value-type="float" office:value="1559.096" calcext:value-type="float">
            <text:p>1559.096</text:p>
          </table:table-cell>
          <table:table-cell office:value-type="float" office:value="229.52" calcext:value-type="float">
            <text:p>229.52</text:p>
          </table:table-cell>
          <table:table-cell table:formula="of:=[.B19]-[.C19]" office:value-type="float" office:value="1329.576" calcext:value-type="float">
            <text:p>1329.57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3-04T15:59:22Z</text:p>
          </table:table-cell>
          <table:table-cell office:value-type="string" calcext:value-type="string">
            <text:p>2022-03-04T19:54:10Z</text:p>
          </table:table-cell>
          <table:table-cell office:value-type="string" calcext:value-type="string">
            <text:p>2022-03-04T20:23:25Z</text:p>
          </table:table-cell>
          <table:table-cell office:value-type="string" calcext:value-type="string">
            <text:p>SUCCEEDED</text:p>
          </table:table-cell>
          <table:table-cell office:value-type="float" office:value="1200703" calcext:value-type="float">
            <text:p>1200703</text:p>
          </table:table-cell>
          <table:table-cell office:value-type="float" office:value="50283" calcext:value-type="float">
            <text:p>50283</text:p>
          </table:table-cell>
          <table:table-cell office:value-type="float" office:value="114.865" calcext:value-type="float">
            <text:p>114.865</text:p>
          </table:table-cell>
          <table:table-cell office:value-type="float" office:value="2.208" calcext:value-type="float">
            <text:p>2.208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string" calcext:value-type="string">
            <text:p>u-ch427-n216-start-all-ms-ens18</text:p>
          </table:table-cell>
          <table:table-cell office:value-type="float" office:value="1534.055" calcext:value-type="float">
            <text:p>1534.055</text:p>
          </table:table-cell>
          <table:table-cell office:value-type="float" office:value="230.71" calcext:value-type="float">
            <text:p>230.71</text:p>
          </table:table-cell>
          <table:table-cell table:formula="of:=[.B20]-[.C20]" office:value-type="float" office:value="1303.345" calcext:value-type="float">
            <text:p>1303.34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3-06T13:42:10Z</text:p>
          </table:table-cell>
          <table:table-cell office:value-type="string" calcext:value-type="string">
            <text:p>2022-03-06T16:47:28Z</text:p>
          </table:table-cell>
          <table:table-cell office:value-type="string" calcext:value-type="string">
            <text:p>2022-03-06T17:16:00Z</text:p>
          </table:table-cell>
          <table:table-cell office:value-type="string" calcext:value-type="string">
            <text:p>SUCCEEDED</text:p>
          </table:table-cell>
          <table:table-cell office:value-type="float" office:value="1207310" calcext:value-type="float">
            <text:p>1207310</text:p>
          </table:table-cell>
          <table:table-cell office:value-type="float" office:value="163435" calcext:value-type="float">
            <text:p>163435</text:p>
          </table:table-cell>
          <table:table-cell office:value-type="float" office:value="243.384" calcext:value-type="float">
            <text:p>243.384</text:p>
          </table:table-cell>
          <table:table-cell office:value-type="float" office:value="1.905" calcext:value-type="float">
            <text:p>1.905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string" calcext:value-type="string">
            <text:p>u-ch427-n512-start-all-ms-ens00</text:p>
          </table:table-cell>
          <table:table-cell office:value-type="float" office:value="4755.611" calcext:value-type="float">
            <text:p>4755.611</text:p>
          </table:table-cell>
          <table:table-cell office:value-type="float" office:value="91.04" calcext:value-type="float">
            <text:p>91.04</text:p>
          </table:table-cell>
          <table:table-cell table:formula="of:=[.B21]-[.C21]" office:value-type="float" office:value="4664.571" calcext:value-type="float">
            <text:p>4664.5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7T18:01:07Z</text:p>
          </table:table-cell>
          <table:table-cell office:value-type="string" calcext:value-type="string">
            <text:p>2022-02-28T01:35:44Z</text:p>
          </table:table-cell>
          <table:table-cell office:value-type="string" calcext:value-type="string">
            <text:p>2022-02-28T02:55:27Z</text:p>
          </table:table-cell>
          <table:table-cell office:value-type="string" calcext:value-type="string">
            <text:p>SUCCEEDED</text:p>
          </table:table-cell>
          <table:table-cell office:value-type="float" office:value="1167230" calcext:value-type="float">
            <text:p>1167230</text:p>
          </table:table-cell>
          <table:table-cell office:value-type="float" office:value="50083" calcext:value-type="float">
            <text:p>50083</text:p>
          </table:table-cell>
          <table:table-cell office:value-type="float" office:value="156.423" calcext:value-type="float">
            <text:p>156.423</text:p>
          </table:table-cell>
          <table:table-cell office:value-type="float" office:value="32.72" calcext:value-type="float">
            <text:p>32.72</text:p>
          </table:table-cell>
          <table:table-cell office:value-type="float" office:value="32.043" calcext:value-type="float">
            <text:p>32.043</text:p>
          </table:table-cell>
        </table:table-row>
        <table:table-row table:style-name="ro1">
          <table:table-cell office:value-type="string" calcext:value-type="string">
            <text:p>u-ch427-n512-start-all-ms-ens01</text:p>
          </table:table-cell>
          <table:table-cell office:value-type="float" office:value="5425.927" calcext:value-type="float">
            <text:p>5425.927</text:p>
          </table:table-cell>
          <table:table-cell office:value-type="float" office:value="227.42" calcext:value-type="float">
            <text:p>227.42</text:p>
          </table:table-cell>
          <table:table-cell table:formula="of:=[.B22]-[.C22]" office:value-type="float" office:value="5198.507" calcext:value-type="float">
            <text:p>5198.5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7T18:01:36Z</text:p>
          </table:table-cell>
          <table:table-cell office:value-type="string" calcext:value-type="string">
            <text:p>2022-02-28T01:41:30Z</text:p>
          </table:table-cell>
          <table:table-cell office:value-type="string" calcext:value-type="string">
            <text:p>2022-02-28T03:13:45Z</text:p>
          </table:table-cell>
          <table:table-cell office:value-type="string" calcext:value-type="string">
            <text:p>SUCCEEDED</text:p>
          </table:table-cell>
          <table:table-cell office:value-type="float" office:value="1167232" calcext:value-type="float">
            <text:p>1167232</text:p>
          </table:table-cell>
          <table:table-cell office:value-type="float" office:value="158668" calcext:value-type="float">
            <text:p>158668</text:p>
          </table:table-cell>
          <table:table-cell office:value-type="float" office:value="157.831" calcext:value-type="float">
            <text:p>157.831</text:p>
          </table:table-cell>
          <table:table-cell office:value-type="float" office:value="34.567" calcext:value-type="float">
            <text:p>34.567</text:p>
          </table:table-cell>
          <table:table-cell office:value-type="float" office:value="35.395" calcext:value-type="float">
            <text:p>35.395</text:p>
          </table:table-cell>
        </table:table-row>
        <table:table-row table:style-name="ro1">
          <table:table-cell office:value-type="string" calcext:value-type="string">
            <text:p>u-ch427-n512-start-all-ms-ens02</text:p>
          </table:table-cell>
          <table:table-cell office:value-type="float" office:value="7060.871" calcext:value-type="float">
            <text:p>7060.871</text:p>
          </table:table-cell>
          <table:table-cell office:value-type="float" office:value="326.94" calcext:value-type="float">
            <text:p>326.94</text:p>
          </table:table-cell>
          <table:table-cell table:formula="of:=[.B23]-[.C23]" office:value-type="float" office:value="6733.931" calcext:value-type="float">
            <text:p>6733.93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3-01T17:34:41Z</text:p>
          </table:table-cell>
          <table:table-cell office:value-type="string" calcext:value-type="string">
            <text:p>2022-03-01T23:24:39Z</text:p>
          </table:table-cell>
          <table:table-cell office:value-type="string" calcext:value-type="string">
            <text:p>2022-03-02T01:23:27Z</text:p>
          </table:table-cell>
          <table:table-cell office:value-type="string" calcext:value-type="string">
            <text:p>SUCCEEDED</text:p>
          </table:table-cell>
          <table:table-cell office:value-type="float" office:value="1183079" calcext:value-type="float">
            <text:p>1183079</text:p>
          </table:table-cell>
          <table:table-cell office:value-type="float" office:value="259699" calcext:value-type="float">
            <text:p>259699</text:p>
          </table:table-cell>
          <table:table-cell office:value-type="float" office:value="182.227" calcext:value-type="float">
            <text:p>182.227</text:p>
          </table:table-cell>
          <table:table-cell office:value-type="float" office:value="59.736" calcext:value-type="float">
            <text:p>59.736</text:p>
          </table:table-cell>
          <table:table-cell office:value-type="float" office:value="38.485" calcext:value-type="float">
            <text:p>38.485</text:p>
          </table:table-cell>
        </table:table-row>
        <table:table-row table:style-name="ro1">
          <table:table-cell office:value-type="string" calcext:value-type="string">
            <text:p>u-ch427-n512-start-all-ms-ens03</text:p>
          </table:table-cell>
          <table:table-cell office:value-type="float" office:value="2665.709" calcext:value-type="float">
            <text:p>2665.709</text:p>
          </table:table-cell>
          <table:table-cell office:value-type="float" office:value="225.05" calcext:value-type="float">
            <text:p>225.05</text:p>
          </table:table-cell>
          <table:table-cell table:formula="of:=[.B24]-[.C24]" office:value-type="float" office:value="2440.659" calcext:value-type="float">
            <text:p>2440.65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3-04T16:06:37Z</text:p>
          </table:table-cell>
          <table:table-cell office:value-type="string" calcext:value-type="string">
            <text:p>2022-03-04T23:33:20Z</text:p>
          </table:table-cell>
          <table:table-cell office:value-type="string" calcext:value-type="string">
            <text:p>2022-03-05T00:19:04Z</text:p>
          </table:table-cell>
          <table:table-cell office:value-type="string" calcext:value-type="string">
            <text:p>SUCCEEDED</text:p>
          </table:table-cell>
          <table:table-cell office:value-type="float" office:value="1200735" calcext:value-type="float">
            <text:p>1200735</text:p>
          </table:table-cell>
          <table:table-cell office:value-type="float" office:value="137079" calcext:value-type="float">
            <text:p>137079</text:p>
          </table:table-cell>
          <table:table-cell office:value-type="float" office:value="74.677" calcext:value-type="float">
            <text:p>74.677</text:p>
          </table:table-cell>
          <table:table-cell office:value-type="float" office:value="3.981" calcext:value-type="float">
            <text:p>3.981</text:p>
          </table:table-cell>
          <table:table-cell office:value-type="float" office:value="3.921" calcext:value-type="float">
            <text:p>3.921</text:p>
          </table:table-cell>
        </table:table-row>
        <table:table-row table:style-name="ro1">
          <table:table-cell office:value-type="string" calcext:value-type="string">
            <text:p>u-ch427-n512-start-all-ms-ens04</text:p>
          </table:table-cell>
          <table:table-cell office:value-type="float" office:value="2457.301" calcext:value-type="float">
            <text:p>2457.301</text:p>
          </table:table-cell>
          <table:table-cell office:value-type="float" office:value="280.95" calcext:value-type="float">
            <text:p>280.95</text:p>
          </table:table-cell>
          <table:table-cell table:formula="of:=[.B25]-[.C25]" office:value-type="float" office:value="2176.351" calcext:value-type="float">
            <text:p>2176.35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22-03-04T16:06:51Z</text:p>
          </table:table-cell>
          <table:table-cell office:value-type="string" calcext:value-type="string">
            <text:p>2022-03-04T23:51:28Z</text:p>
          </table:table-cell>
          <table:table-cell office:value-type="string" calcext:value-type="string">
            <text:p>2022-03-05T00:34:18Z</text:p>
          </table:table-cell>
          <table:table-cell office:value-type="string" calcext:value-type="string">
            <text:p>SUCCEEDED</text:p>
          </table:table-cell>
          <table:table-cell office:value-type="float" office:value="1200742" calcext:value-type="float">
            <text:p>1200742</text:p>
          </table:table-cell>
          <table:table-cell office:value-type="float" office:value="49432" calcext:value-type="float">
            <text:p>49432</text:p>
          </table:table-cell>
          <table:table-cell office:value-type="float" office:value="61.504" calcext:value-type="float">
            <text:p>61.504</text:p>
          </table:table-cell>
          <table:table-cell office:value-type="float" office:value="9.353" calcext:value-type="float">
            <text:p>9.353</text:p>
          </table:table-cell>
          <table:table-cell office:value-type="float" office:value="5.324" calcext:value-type="float">
            <text:p>5.324</text:p>
          </table:table-cell>
        </table:table-row>
        <table:table-row table:style-name="ro1">
          <table:table-cell office:value-type="string" calcext:value-type="string">
            <text:p>u-ch427-n512-start-all-ms-ens05</text:p>
          </table:table-cell>
          <table:table-cell office:value-type="float" office:value="2924.62" calcext:value-type="float">
            <text:p>2924.62</text:p>
          </table:table-cell>
          <table:table-cell office:value-type="float" office:value="369.77" calcext:value-type="float">
            <text:p>369.77</text:p>
          </table:table-cell>
          <table:table-cell table:formula="of:=[.B26]-[.C26]" office:value-type="float" office:value="2554.85" calcext:value-type="float">
            <text:p>2554.8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22-03-05T23:41:07Z</text:p>
          </table:table-cell>
          <table:table-cell office:value-type="string" calcext:value-type="string">
            <text:p>2022-03-06T08:07:47Z</text:p>
          </table:table-cell>
          <table:table-cell office:value-type="string" calcext:value-type="string">
            <text:p>2022-03-06T08:58:53Z</text:p>
          </table:table-cell>
          <table:table-cell office:value-type="string" calcext:value-type="string">
            <text:p>SUCCEEDED</text:p>
          </table:table-cell>
          <table:table-cell office:value-type="float" office:value="1206252" calcext:value-type="float">
            <text:p>1206252</text:p>
          </table:table-cell>
          <table:table-cell office:value-type="float" office:value="61256" calcext:value-type="float">
            <text:p>61256</text:p>
          </table:table-cell>
          <table:table-cell office:value-type="float" office:value="62.913" calcext:value-type="float">
            <text:p>62.913</text:p>
          </table:table-cell>
          <table:table-cell office:value-type="float" office:value="4.841" calcext:value-type="float">
            <text:p>4.841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string" calcext:value-type="string">
            <text:p>u-ch427-n512-start-all-ms-ens06</text:p>
          </table:table-cell>
          <table:table-cell office:value-type="float" office:value="2565.976" calcext:value-type="float">
            <text:p>2565.976</text:p>
          </table:table-cell>
          <table:table-cell office:value-type="float" office:value="355.62" calcext:value-type="float">
            <text:p>355.62</text:p>
          </table:table-cell>
          <table:table-cell table:formula="of:=[.B27]-[.C27]" office:value-type="float" office:value="2210.356" calcext:value-type="float">
            <text:p>2210.3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2022-03-05T23:42:21Z</text:p>
          </table:table-cell>
          <table:table-cell office:value-type="string" calcext:value-type="string">
            <text:p>2022-03-06T08:09:48Z</text:p>
          </table:table-cell>
          <table:table-cell office:value-type="string" calcext:value-type="string">
            <text:p>2022-03-06T08:55:42Z</text:p>
          </table:table-cell>
          <table:table-cell office:value-type="string" calcext:value-type="string">
            <text:p>SUCCEEDED</text:p>
          </table:table-cell>
          <table:table-cell office:value-type="float" office:value="1206255" calcext:value-type="float">
            <text:p>1206255</text:p>
          </table:table-cell>
          <table:table-cell office:value-type="float" office:value="167237" calcext:value-type="float">
            <text:p>167237</text:p>
          </table:table-cell>
          <table:table-cell office:value-type="float" office:value="63.56" calcext:value-type="float">
            <text:p>63.56</text:p>
          </table:table-cell>
          <table:table-cell office:value-type="float" office:value="4.835" calcext:value-type="float">
            <text:p>4.835</text:p>
          </table:table-cell>
          <table:table-cell office:value-type="float" office:value="4.731" calcext:value-type="float">
            <text:p>4.731</text:p>
          </table:table-cell>
        </table:table-row>
        <table:table-row table:style-name="ro1">
          <table:table-cell office:value-type="string" calcext:value-type="string">
            <text:p>u-ch427-n512-start-all-ms-ens07</text:p>
          </table:table-cell>
          <table:table-cell office:value-type="float" office:value="2408.549" calcext:value-type="float">
            <text:p>2408.549</text:p>
          </table:table-cell>
          <table:table-cell office:value-type="float" office:value="484.94" calcext:value-type="float">
            <text:p>484.94</text:p>
          </table:table-cell>
          <table:table-cell table:formula="of:=[.B28]-[.C28]" office:value-type="float" office:value="1923.609" calcext:value-type="float">
            <text:p>1923.60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3-05T23:41:47Z</text:p>
          </table:table-cell>
          <table:table-cell office:value-type="string" calcext:value-type="string">
            <text:p>2022-03-06T08:07:20Z</text:p>
          </table:table-cell>
          <table:table-cell office:value-type="string" calcext:value-type="string">
            <text:p>2022-03-06T08:50:05Z</text:p>
          </table:table-cell>
          <table:table-cell office:value-type="string" calcext:value-type="string">
            <text:p>SUCCEEDED</text:p>
          </table:table-cell>
          <table:table-cell office:value-type="float" office:value="1206254" calcext:value-type="float">
            <text:p>1206254</text:p>
          </table:table-cell>
          <table:table-cell office:value-type="float" office:value="258540" calcext:value-type="float">
            <text:p>258540</text:p>
          </table:table-cell>
          <table:table-cell office:value-type="float" office:value="66.112" calcext:value-type="float">
            <text:p>66.112</text:p>
          </table:table-cell>
          <table:table-cell office:value-type="float" office:value="5.3" calcext:value-type="float">
            <text:p>5.3</text:p>
          </table:table-cell>
          <table:table-cell office:value-type="float" office:value="5.101" calcext:value-type="float">
            <text:p>5.101</text:p>
          </table:table-cell>
        </table:table-row>
        <table:table-row table:style-name="ro1">
          <table:table-cell office:value-type="string" calcext:value-type="string">
            <text:p>u-ch427-n512-start-all-ms-ens08</text:p>
          </table:table-cell>
          <table:table-cell office:value-type="float" office:value="3174.581" calcext:value-type="float">
            <text:p>3174.581</text:p>
          </table:table-cell>
          <table:table-cell office:value-type="float" office:value="488.01" calcext:value-type="float">
            <text:p>488.01</text:p>
          </table:table-cell>
          <table:table-cell table:formula="of:=[.B29]-[.C29]" office:value-type="float" office:value="2686.571" calcext:value-type="float">
            <text:p>2686.57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22-03-05T23:43:39Z</text:p>
          </table:table-cell>
          <table:table-cell office:value-type="string" calcext:value-type="string">
            <text:p>2022-03-06T08:04:09Z</text:p>
          </table:table-cell>
          <table:table-cell office:value-type="string" calcext:value-type="string">
            <text:p>2022-03-06T09:00:05Z</text:p>
          </table:table-cell>
          <table:table-cell office:value-type="string" calcext:value-type="string">
            <text:p>SUCCEEDED</text:p>
          </table:table-cell>
          <table:table-cell office:value-type="float" office:value="1206257" calcext:value-type="float">
            <text:p>1206257</text:p>
          </table:table-cell>
          <table:table-cell office:value-type="float" office:value="129830" calcext:value-type="float">
            <text:p>129830</text:p>
          </table:table-cell>
          <table:table-cell office:value-type="float" office:value="78.423" calcext:value-type="float">
            <text:p>78.423</text:p>
          </table:table-cell>
          <table:table-cell office:value-type="float" office:value="7.22" calcext:value-type="float">
            <text:p>7.22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string" calcext:value-type="string">
            <text:p>u-ch427-n512-start-all-ms-ens09</text:p>
          </table:table-cell>
          <table:table-cell office:value-type="float" office:value="3069.616" calcext:value-type="float">
            <text:p>3069.616</text:p>
          </table:table-cell>
          <table:table-cell office:value-type="float" office:value="440.61" calcext:value-type="float">
            <text:p>440.61</text:p>
          </table:table-cell>
          <table:table-cell table:formula="of:=[.B30]-[.C30]" office:value-type="float" office:value="2629.006" calcext:value-type="float">
            <text:p>2629.00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2022-03-04T16:18:30Z</text:p>
          </table:table-cell>
          <table:table-cell office:value-type="string" calcext:value-type="string">
            <text:p>2022-03-04T23:25:56Z</text:p>
          </table:table-cell>
          <table:table-cell office:value-type="string" calcext:value-type="string">
            <text:p>2022-03-05T00:22:50Z</text:p>
          </table:table-cell>
          <table:table-cell office:value-type="string" calcext:value-type="string">
            <text:p>SUCCEEDED</text:p>
          </table:table-cell>
          <table:table-cell office:value-type="float" office:value="1200822" calcext:value-type="float">
            <text:p>1200822</text:p>
          </table:table-cell>
          <table:table-cell office:value-type="float" office:value="127480" calcext:value-type="float">
            <text:p>127480</text:p>
          </table:table-cell>
          <table:table-cell office:value-type="float" office:value="77.213" calcext:value-type="float">
            <text:p>77.213</text:p>
          </table:table-cell>
          <table:table-cell office:value-type="float" office:value="7.228" calcext:value-type="float">
            <text:p>7.228</text:p>
          </table:table-cell>
          <table:table-cell office:value-type="float" office:value="5.493" calcext:value-type="float">
            <text:p>5.493</text:p>
          </table:table-cell>
        </table:table-row>
        <table:table-row table:style-name="ro1">
          <table:table-cell office:value-type="string" calcext:value-type="string">
            <text:p>u-ch427-n512-start-all-ms-ens10</text:p>
          </table:table-cell>
          <table:table-cell office:value-type="float" office:value="2951.902" calcext:value-type="float">
            <text:p>2951.902</text:p>
          </table:table-cell>
          <table:table-cell office:value-type="float" office:value="539.1" calcext:value-type="float">
            <text:p>539.1</text:p>
          </table:table-cell>
          <table:table-cell table:formula="of:=[.B31]-[.C31]" office:value-type="float" office:value="2412.802" calcext:value-type="float">
            <text:p>2412.80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3-05T23:43:50Z</text:p>
          </table:table-cell>
          <table:table-cell office:value-type="string" calcext:value-type="string">
            <text:p>2022-03-06T07:14:27Z</text:p>
          </table:table-cell>
          <table:table-cell office:value-type="string" calcext:value-type="string">
            <text:p>2022-03-06T08:07:33Z</text:p>
          </table:table-cell>
          <table:table-cell office:value-type="string" calcext:value-type="string">
            <text:p>SUCCEEDED</text:p>
          </table:table-cell>
          <table:table-cell office:value-type="float" office:value="1206258" calcext:value-type="float">
            <text:p>1206258</text:p>
          </table:table-cell>
          <table:table-cell office:value-type="float" office:value="96538" calcext:value-type="float">
            <text:p>96538</text:p>
          </table:table-cell>
          <table:table-cell office:value-type="float" office:value="70.44" calcext:value-type="float">
            <text:p>70.44</text:p>
          </table:table-cell>
          <table:table-cell office:value-type="float" office:value="6.262" calcext:value-type="float">
            <text:p>6.262</text:p>
          </table:table-cell>
          <table:table-cell office:value-type="float" office:value="6.373" calcext:value-type="float">
            <text:p>6.373</text:p>
          </table:table-cell>
        </table:table-row>
        <table:table-row table:style-name="ro1">
          <table:table-cell office:value-type="string" calcext:value-type="string">
            <text:p>u-ch427-n512-start-all-ms-ens11</text:p>
          </table:table-cell>
          <table:table-cell office:value-type="float" office:value="4878.579" calcext:value-type="float">
            <text:p>4878.579</text:p>
          </table:table-cell>
          <table:table-cell office:value-type="float" office:value="2262.12" calcext:value-type="float">
            <text:p>2262.12</text:p>
          </table:table-cell>
          <table:table-cell table:formula="of:=[.B32]-[.C32]" office:value-type="float" office:value="2616.459" calcext:value-type="float">
            <text:p>2616.45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2022-03-05T23:44:36Z</text:p>
          </table:table-cell>
          <table:table-cell office:value-type="string" calcext:value-type="string">
            <text:p>2022-03-06T08:50:49Z</text:p>
          </table:table-cell>
          <table:table-cell office:value-type="string" calcext:value-type="string">
            <text:p>2022-03-06T10:23:12Z</text:p>
          </table:table-cell>
          <table:table-cell office:value-type="string" calcext:value-type="string">
            <text:p>SUCCEEDED</text:p>
          </table:table-cell>
          <table:table-cell office:value-type="float" office:value="1206259" calcext:value-type="float">
            <text:p>1206259</text:p>
          </table:table-cell>
          <table:table-cell office:value-type="float" office:value="187538" calcext:value-type="float">
            <text:p>187538</text:p>
          </table:table-cell>
          <table:table-cell office:value-type="float" office:value="68.612" calcext:value-type="float">
            <text:p>68.612</text:p>
          </table:table-cell>
          <table:table-cell office:value-type="float" office:value="6.441" calcext:value-type="float">
            <text:p>6.441</text:p>
          </table:table-cell>
          <table:table-cell office:value-type="float" office:value="6.221" calcext:value-type="float">
            <text:p>6.221</text:p>
          </table:table-cell>
        </table:table-row>
        <table:table-row table:style-name="ro1">
          <table:table-cell office:value-type="string" calcext:value-type="string">
            <text:p>u-ch427-n512-start-all-ms-ens12</text:p>
          </table:table-cell>
          <table:table-cell office:value-type="float" office:value="3085.879" calcext:value-type="float">
            <text:p>3085.879</text:p>
          </table:table-cell>
          <table:table-cell office:value-type="float" office:value="592.51" calcext:value-type="float">
            <text:p>592.51</text:p>
          </table:table-cell>
          <table:table-cell table:formula="of:=[.B33]-[.C33]" office:value-type="float" office:value="2493.369" calcext:value-type="float">
            <text:p>2493.36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2022-03-04T16:24:33Z</text:p>
          </table:table-cell>
          <table:table-cell office:value-type="string" calcext:value-type="string">
            <text:p>2022-03-04T22:20:21Z</text:p>
          </table:table-cell>
          <table:table-cell office:value-type="string" calcext:value-type="string">
            <text:p>2022-03-04T23:25:30Z</text:p>
          </table:table-cell>
          <table:table-cell office:value-type="string" calcext:value-type="string">
            <text:p>SUCCEEDED</text:p>
          </table:table-cell>
          <table:table-cell office:value-type="float" office:value="1200862" calcext:value-type="float">
            <text:p>1200862</text:p>
          </table:table-cell>
          <table:table-cell office:value-type="float" office:value="13029" calcext:value-type="float">
            <text:p>13029</text:p>
          </table:table-cell>
          <table:table-cell office:value-type="float" office:value="73.329" calcext:value-type="float">
            <text:p>73.329</text:p>
          </table:table-cell>
          <table:table-cell office:value-type="float" office:value="12.835" calcext:value-type="float">
            <text:p>12.835</text:p>
          </table:table-cell>
          <table:table-cell office:value-type="float" office:value="6.985" calcext:value-type="float">
            <text:p>6.985</text:p>
          </table:table-cell>
        </table:table-row>
        <table:table-row table:style-name="ro1">
          <table:table-cell office:value-type="string" calcext:value-type="string">
            <text:p>u-ch427-n512-start-all-ms-ens13</text:p>
          </table:table-cell>
          <table:table-cell office:value-type="float" office:value="3434.958" calcext:value-type="float">
            <text:p>3434.958</text:p>
          </table:table-cell>
          <table:table-cell office:value-type="float" office:value="613.36" calcext:value-type="float">
            <text:p>613.36</text:p>
          </table:table-cell>
          <table:table-cell table:formula="of:=[.B34]-[.C34]" office:value-type="float" office:value="2821.598" calcext:value-type="float">
            <text:p>2821.59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2-03-04T16:25:00Z</text:p>
          </table:table-cell>
          <table:table-cell office:value-type="string" calcext:value-type="string">
            <text:p>2022-03-04T22:33:54Z</text:p>
          </table:table-cell>
          <table:table-cell office:value-type="string" calcext:value-type="string">
            <text:p>2022-03-04T23:37:06Z</text:p>
          </table:table-cell>
          <table:table-cell office:value-type="string" calcext:value-type="string">
            <text:p>SUCCEEDED</text:p>
          </table:table-cell>
          <table:table-cell office:value-type="float" office:value="1200864" calcext:value-type="float">
            <text:p>1200864</text:p>
          </table:table-cell>
          <table:table-cell office:value-type="float" office:value="111852" calcext:value-type="float">
            <text:p>111852</text:p>
          </table:table-cell>
          <table:table-cell office:value-type="float" office:value="86.855" calcext:value-type="float">
            <text:p>86.855</text:p>
          </table:table-cell>
          <table:table-cell office:value-type="float" office:value="7.027" calcext:value-type="float">
            <text:p>7.027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string" calcext:value-type="string">
            <text:p>u-ch427-n512-start-all-ms-ens14</text:p>
          </table:table-cell>
          <table:table-cell office:value-type="float" office:value="3839.597" calcext:value-type="float">
            <text:p>3839.597</text:p>
          </table:table-cell>
          <table:table-cell office:value-type="float" office:value="788.96" calcext:value-type="float">
            <text:p>788.96</text:p>
          </table:table-cell>
          <table:table-cell table:formula="of:=[.B35]-[.C35]" office:value-type="float" office:value="3050.637" calcext:value-type="float">
            <text:p>3050.63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2022-03-05T23:44:45Z</text:p>
          </table:table-cell>
          <table:table-cell office:value-type="string" calcext:value-type="string">
            <text:p>2022-03-06T05:53:32Z</text:p>
          </table:table-cell>
          <table:table-cell office:value-type="string" calcext:value-type="string">
            <text:p>2022-03-06T07:14:07Z</text:p>
          </table:table-cell>
          <table:table-cell office:value-type="string" calcext:value-type="string">
            <text:p>SUCCEEDED</text:p>
          </table:table-cell>
          <table:table-cell office:value-type="float" office:value="1206260" calcext:value-type="float">
            <text:p>1206260</text:p>
          </table:table-cell>
          <table:table-cell office:value-type="float" office:value="88338" calcext:value-type="float">
            <text:p>88338</text:p>
          </table:table-cell>
          <table:table-cell office:value-type="float" office:value="81.071" calcext:value-type="float">
            <text:p>81.071</text:p>
          </table:table-cell>
          <table:table-cell office:value-type="float" office:value="7.026" calcext:value-type="float">
            <text:p>7.026</text:p>
          </table:table-cell>
          <table:table-cell office:value-type="float" office:value="6.827" calcext:value-type="float">
            <text:p>6.827</text:p>
          </table:table-cell>
        </table:table-row>
        <table:table-row table:style-name="ro1">
          <table:table-cell office:value-type="string" calcext:value-type="string">
            <text:p>u-ch427-n512-start-all-ms-ens15</text:p>
          </table:table-cell>
          <table:table-cell office:value-type="float" office:value="3725.016" calcext:value-type="float">
            <text:p>3725.016</text:p>
          </table:table-cell>
          <table:table-cell office:value-type="float" office:value="800.12" calcext:value-type="float">
            <text:p>800.12</text:p>
          </table:table-cell>
          <table:table-cell table:formula="of:=[.B36]-[.C36]" office:value-type="float" office:value="2924.896" calcext:value-type="float">
            <text:p>2924.89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2022-03-05T23:46:54Z</text:p>
          </table:table-cell>
          <table:table-cell office:value-type="string" calcext:value-type="string">
            <text:p>2022-03-06T04:44:54Z</text:p>
          </table:table-cell>
          <table:table-cell office:value-type="string" calcext:value-type="string">
            <text:p>2022-03-06T05:52:51Z</text:p>
          </table:table-cell>
          <table:table-cell office:value-type="string" calcext:value-type="string">
            <text:p>SUCCEEDED</text:p>
          </table:table-cell>
          <table:table-cell office:value-type="float" office:value="1206261" calcext:value-type="float">
            <text:p>1206261</text:p>
          </table:table-cell>
          <table:table-cell office:value-type="float" office:value="233578" calcext:value-type="float">
            <text:p>233578</text:p>
          </table:table-cell>
          <table:table-cell office:value-type="float" office:value="85.752" calcext:value-type="float">
            <text:p>85.752</text:p>
          </table:table-cell>
          <table:table-cell office:value-type="float" office:value="7.815" calcext:value-type="float">
            <text:p>7.815</text:p>
          </table:table-cell>
          <table:table-cell office:value-type="float" office:value="6.885" calcext:value-type="float">
            <text:p>6.885</text:p>
          </table:table-cell>
        </table:table-row>
        <table:table-row table:style-name="ro1">
          <table:table-cell office:value-type="string" calcext:value-type="string">
            <text:p>u-ch427-n512-start-all-ms-ens16</text:p>
          </table:table-cell>
          <table:table-cell office:value-type="float" office:value="4209.595" calcext:value-type="float">
            <text:p>4209.595</text:p>
          </table:table-cell>
          <table:table-cell office:value-type="float" office:value="956.63" calcext:value-type="float">
            <text:p>956.63</text:p>
          </table:table-cell>
          <table:table-cell table:formula="of:=[.B37]-[.C37]" office:value-type="float" office:value="3252.965" calcext:value-type="float">
            <text:p>3252.96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2022-03-04T16:26:13Z</text:p>
          </table:table-cell>
          <table:table-cell office:value-type="string" calcext:value-type="string">
            <text:p>2022-03-04T20:32:16Z</text:p>
          </table:table-cell>
          <table:table-cell office:value-type="string" calcext:value-type="string">
            <text:p>2022-03-04T22:05:14Z</text:p>
          </table:table-cell>
          <table:table-cell office:value-type="string" calcext:value-type="string">
            <text:p>SUCCEEDED</text:p>
          </table:table-cell>
          <table:table-cell office:value-type="float" office:value="1200870" calcext:value-type="float">
            <text:p>1200870</text:p>
          </table:table-cell>
          <table:table-cell office:value-type="float" office:value="195001" calcext:value-type="float">
            <text:p>195001</text:p>
          </table:table-cell>
          <table:table-cell office:value-type="float" office:value="87.571" calcext:value-type="float">
            <text:p>87.571</text:p>
          </table:table-cell>
          <table:table-cell office:value-type="float" office:value="17.117" calcext:value-type="float">
            <text:p>17.117</text:p>
          </table:table-cell>
          <table:table-cell office:value-type="float" office:value="8.673" calcext:value-type="float">
            <text:p>8.673</text:p>
          </table:table-cell>
        </table:table-row>
        <table:table-row table:style-name="ro1">
          <table:table-cell office:value-type="string" calcext:value-type="string">
            <text:p>u-ch427-n512-start-all-ms-ens17</text:p>
          </table:table-cell>
          <table:table-cell office:value-type="float" office:value="3941.651" calcext:value-type="float">
            <text:p>3941.651</text:p>
          </table:table-cell>
          <table:table-cell office:value-type="float" office:value="645.33" calcext:value-type="float">
            <text:p>645.33</text:p>
          </table:table-cell>
          <table:table-cell table:formula="of:=[.B38]-[.C38]" office:value-type="float" office:value="3296.321" calcext:value-type="float">
            <text:p>3296.32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04T16:26:34Z</text:p>
          </table:table-cell>
          <table:table-cell office:value-type="string" calcext:value-type="string">
            <text:p>2022-03-04T20:37:10Z</text:p>
          </table:table-cell>
          <table:table-cell office:value-type="string" calcext:value-type="string">
            <text:p>2022-03-04T22:00:42Z</text:p>
          </table:table-cell>
          <table:table-cell office:value-type="string" calcext:value-type="string">
            <text:p>SUCCEEDED</text:p>
          </table:table-cell>
          <table:table-cell office:value-type="float" office:value="1200872" calcext:value-type="float">
            <text:p>1200872</text:p>
          </table:table-cell>
          <table:table-cell office:value-type="float" office:value="149899" calcext:value-type="float">
            <text:p>149899</text:p>
          </table:table-cell>
          <table:table-cell office:value-type="float" office:value="172.731" calcext:value-type="float">
            <text:p>172.731</text:p>
          </table:table-cell>
          <table:table-cell office:value-type="float" office:value="25.495" calcext:value-type="float">
            <text:p>25.495</text:p>
          </table:table-cell>
          <table:table-cell office:value-type="float" office:value="12.632" calcext:value-type="float">
            <text:p>12.632</text:p>
          </table:table-cell>
        </table:table-row>
        <table:table-row table:style-name="ro1">
          <table:table-cell office:value-type="string" calcext:value-type="string">
            <text:p>u-ch427-n512-start-all-ms-ens18</text:p>
          </table:table-cell>
          <table:table-cell office:value-type="float" office:value="4265.49" calcext:value-type="float">
            <text:p>4265.49</text:p>
          </table:table-cell>
          <table:table-cell office:value-type="float" office:value="874.35" calcext:value-type="float">
            <text:p>874.35</text:p>
          </table:table-cell>
          <table:table-cell table:formula="of:=[.B39]-[.C39]" office:value-type="float" office:value="3391.14" calcext:value-type="float">
            <text:p>3391.1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2022-03-05T23:47:11Z</text:p>
          </table:table-cell>
          <table:table-cell office:value-type="string" calcext:value-type="string">
            <text:p>2022-03-06T04:41:31Z</text:p>
          </table:table-cell>
          <table:table-cell office:value-type="string" calcext:value-type="string">
            <text:p>2022-03-06T06:02:58Z</text:p>
          </table:table-cell>
          <table:table-cell office:value-type="string" calcext:value-type="string">
            <text:p>SUCCEEDED</text:p>
          </table:table-cell>
          <table:table-cell office:value-type="float" office:value="1206262" calcext:value-type="float">
            <text:p>1206262</text:p>
          </table:table-cell>
          <table:table-cell office:value-type="float" office:value="144410" calcext:value-type="float">
            <text:p>144410</text:p>
          </table:table-cell>
          <table:table-cell office:value-type="float" office:value="91.628" calcext:value-type="float">
            <text:p>91.628</text:p>
          </table:table-cell>
          <table:table-cell office:value-type="float" office:value="10.464" calcext:value-type="float">
            <text:p>10.464</text:p>
          </table:table-cell>
          <table:table-cell office:value-type="float" office:value="12.597" calcext:value-type="float">
            <text:p>12.597</text:p>
          </table:table-cell>
        </table:table-row>
        <table:table-row table:style-name="ro1">
          <table:table-cell office:value-type="string" calcext:value-type="string">
            <text:p>u-ch427-n96-start-all-ms-ens00</text:p>
          </table:table-cell>
          <table:table-cell office:value-type="float" office:value="62.184" calcext:value-type="float">
            <text:p>62.184</text:p>
          </table:table-cell>
          <table:table-cell office:value-type="float" office:value="13.64" calcext:value-type="float">
            <text:p>13.64</text:p>
          </table:table-cell>
          <table:table-cell table:formula="of:=[.B40]-[.C40]" office:value-type="float" office:value="48.544" calcext:value-type="float">
            <text:p>48.5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7T17:37:04Z</text:p>
          </table:table-cell>
          <table:table-cell office:value-type="string" calcext:value-type="string">
            <text:p>2022-02-27T17:37:14Z</text:p>
          </table:table-cell>
          <table:table-cell office:value-type="string" calcext:value-type="string">
            <text:p>2022-02-27T17:38:31Z</text:p>
          </table:table-cell>
          <table:table-cell office:value-type="string" calcext:value-type="string">
            <text:p>SUCCEEDED</text:p>
          </table:table-cell>
          <table:table-cell office:value-type="float" office:value="1167062" calcext:value-type="float">
            <text:p>1167062</text:p>
          </table:table-cell>
          <table:table-cell office:value-type="float" office:value="256187" calcext:value-type="float">
            <text:p>256187</text:p>
          </table:table-cell>
          <table:table-cell office:value-type="float" office:value="7.862" calcext:value-type="float">
            <text:p>7.862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start-all-ms-ens01</text:p>
          </table:table-cell>
          <table:table-cell office:value-type="float" office:value="173.014" calcext:value-type="float">
            <text:p>173.014</text:p>
          </table:table-cell>
          <table:table-cell office:value-type="float" office:value="15.53" calcext:value-type="float">
            <text:p>15.53</text:p>
          </table:table-cell>
          <table:table-cell table:formula="of:=[.B41]-[.C41]" office:value-type="float" office:value="157.484" calcext:value-type="float">
            <text:p>157.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8T14:40:54Z</text:p>
          </table:table-cell>
          <table:table-cell office:value-type="string" calcext:value-type="string">
            <text:p>2022-02-28T14:41:01Z</text:p>
          </table:table-cell>
          <table:table-cell office:value-type="string" calcext:value-type="string">
            <text:p>2022-02-28T14:45:42Z</text:p>
          </table:table-cell>
          <table:table-cell office:value-type="string" calcext:value-type="string">
            <text:p>SUCCEEDED</text:p>
          </table:table-cell>
          <table:table-cell office:value-type="float" office:value="1172684" calcext:value-type="float">
            <text:p>1172684</text:p>
          </table:table-cell>
          <table:table-cell office:value-type="float" office:value="249575" calcext:value-type="float">
            <text:p>249575</text:p>
          </table:table-cell>
          <table:table-cell office:value-type="float" office:value="9.654" calcext:value-type="float">
            <text:p>9.654</text:p>
          </table:table-cell>
          <table:table-cell office:value-type="float" office:value="0.479" calcext:value-type="float">
            <text:p>0.479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start-all-ms-ens02</text:p>
          </table:table-cell>
          <table:table-cell office:value-type="float" office:value="252.487" calcext:value-type="float">
            <text:p>252.487</text:p>
          </table:table-cell>
          <table:table-cell office:value-type="float" office:value="24.74" calcext:value-type="float">
            <text:p>24.74</text:p>
          </table:table-cell>
          <table:table-cell table:formula="of:=[.B42]-[.C42]" office:value-type="float" office:value="227.747" calcext:value-type="float">
            <text:p>227.74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27T17:37:23Z</text:p>
          </table:table-cell>
          <table:table-cell office:value-type="string" calcext:value-type="string">
            <text:p>2022-02-27T17:37:32Z</text:p>
          </table:table-cell>
          <table:table-cell office:value-type="string" calcext:value-type="string">
            <text:p>2022-02-27T17:42:11Z</text:p>
          </table:table-cell>
          <table:table-cell office:value-type="string" calcext:value-type="string">
            <text:p>SUCCEEDED</text:p>
          </table:table-cell>
          <table:table-cell office:value-type="float" office:value="1167066" calcext:value-type="float">
            <text:p>1167066</text:p>
          </table:table-cell>
          <table:table-cell office:value-type="float" office:value="133558" calcext:value-type="float">
            <text:p>133558</text:p>
          </table:table-cell>
          <table:table-cell office:value-type="float" office:value="6.747" calcext:value-type="float">
            <text:p>6.747</text:p>
          </table:table-cell>
          <table:table-cell office:value-type="float" office:value="0.49" calcext:value-type="float">
            <text:p>0.49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u-ch427-n96-start-all-ms-ens03</text:p>
          </table:table-cell>
          <table:table-cell office:value-type="float" office:value="458.577" calcext:value-type="float">
            <text:p>458.577</text:p>
          </table:table-cell>
          <table:table-cell office:value-type="float" office:value="30.66" calcext:value-type="float">
            <text:p>30.66</text:p>
          </table:table-cell>
          <table:table-cell table:formula="of:=[.B43]-[.C43]" office:value-type="float" office:value="427.917" calcext:value-type="float">
            <text:p>427.91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01T02:16:49Z</text:p>
          </table:table-cell>
          <table:table-cell office:value-type="string" calcext:value-type="string">
            <text:p>2022-03-01T02:17:14Z</text:p>
          </table:table-cell>
          <table:table-cell office:value-type="string" calcext:value-type="string">
            <text:p>2022-03-01T02:25:30Z</text:p>
          </table:table-cell>
          <table:table-cell office:value-type="string" calcext:value-type="string">
            <text:p>SUCCEEDED</text:p>
          </table:table-cell>
          <table:table-cell office:value-type="float" office:value="1177386" calcext:value-type="float">
            <text:p>1177386</text:p>
          </table:table-cell>
          <table:table-cell office:value-type="float" office:value="229564" calcext:value-type="float">
            <text:p>229564</text:p>
          </table:table-cell>
          <table:table-cell office:value-type="float" office:value="9.182" calcext:value-type="float">
            <text:p>9.182</text:p>
          </table:table-cell>
          <table:table-cell office:value-type="float" office:value="0.535" calcext:value-type="float">
            <text:p>0.535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u-ch427-n96-start-all-ms-ens04</text:p>
          </table:table-cell>
          <table:table-cell office:value-type="float" office:value="329.705" calcext:value-type="float">
            <text:p>329.705</text:p>
          </table:table-cell>
          <table:table-cell office:value-type="float" office:value="47" calcext:value-type="float">
            <text:p>47</text:p>
          </table:table-cell>
          <table:table-cell table:formula="of:=[.B44]-[.C44]" office:value-type="float" office:value="282.705" calcext:value-type="float">
            <text:p>282.7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01T02:12:03Z</text:p>
          </table:table-cell>
          <table:table-cell office:value-type="string" calcext:value-type="string">
            <text:p>2022-03-01T02:14:10Z</text:p>
          </table:table-cell>
          <table:table-cell office:value-type="string" calcext:value-type="string">
            <text:p>2022-03-01T02:20:07Z</text:p>
          </table:table-cell>
          <table:table-cell office:value-type="string" calcext:value-type="string">
            <text:p>SUCCEEDED</text:p>
          </table:table-cell>
          <table:table-cell office:value-type="float" office:value="1177365" calcext:value-type="float">
            <text:p>1177365</text:p>
          </table:table-cell>
          <table:table-cell office:value-type="float" office:value="3049" calcext:value-type="float">
            <text:p>3049</text:p>
          </table:table-cell>
          <table:table-cell office:value-type="float" office:value="13.395" calcext:value-type="float">
            <text:p>13.395</text:p>
          </table:table-cell>
          <table:table-cell office:value-type="float" office:value="1.074" calcext:value-type="float">
            <text:p>1.074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string" calcext:value-type="string">
            <text:p>u-ch427-n96-start-all-ms-ens05</text:p>
          </table:table-cell>
          <table:table-cell office:value-type="float" office:value="283.008" calcext:value-type="float">
            <text:p>283.008</text:p>
          </table:table-cell>
          <table:table-cell office:value-type="float" office:value="39.62" calcext:value-type="float">
            <text:p>39.62</text:p>
          </table:table-cell>
          <table:table-cell table:formula="of:=[.B45]-[.C45]" office:value-type="float" office:value="243.388" calcext:value-type="float">
            <text:p>243.38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01T02:12:17Z</text:p>
          </table:table-cell>
          <table:table-cell office:value-type="string" calcext:value-type="string">
            <text:p>2022-03-01T02:17:14Z</text:p>
          </table:table-cell>
          <table:table-cell office:value-type="string" calcext:value-type="string">
            <text:p>2022-03-01T02:22:43Z</text:p>
          </table:table-cell>
          <table:table-cell office:value-type="string" calcext:value-type="string">
            <text:p>SUCCEEDED</text:p>
          </table:table-cell>
          <table:table-cell office:value-type="float" office:value="1177367" calcext:value-type="float">
            <text:p>1177367</text:p>
          </table:table-cell>
          <table:table-cell office:value-type="float" office:value="168120" calcext:value-type="float">
            <text:p>168120</text:p>
          </table:table-cell>
          <table:table-cell office:value-type="float" office:value="11.14" calcext:value-type="float">
            <text:p>11.14</text:p>
          </table:table-cell>
          <table:table-cell office:value-type="float" office:value="3.099" calcext:value-type="float">
            <text:p>3.099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 office:value-type="string" calcext:value-type="string">
            <text:p>u-ch427-n96-start-all-ms-ens06</text:p>
          </table:table-cell>
          <table:table-cell office:value-type="float" office:value="636.246" calcext:value-type="float">
            <text:p>636.246</text:p>
          </table:table-cell>
          <table:table-cell office:value-type="float" office:value="28.29" calcext:value-type="float">
            <text:p>28.29</text:p>
          </table:table-cell>
          <table:table-cell table:formula="of:=[.B46]-[.C46]" office:value-type="float" office:value="607.956" calcext:value-type="float">
            <text:p>607.9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01T02:12:41Z</text:p>
          </table:table-cell>
          <table:table-cell office:value-type="string" calcext:value-type="string">
            <text:p>2022-03-01T02:17:14Z</text:p>
          </table:table-cell>
          <table:table-cell office:value-type="string" calcext:value-type="string">
            <text:p>2022-03-01T02:28:55Z</text:p>
          </table:table-cell>
          <table:table-cell office:value-type="string" calcext:value-type="string">
            <text:p>SUCCEEDED</text:p>
          </table:table-cell>
          <table:table-cell office:value-type="float" office:value="1177369" calcext:value-type="float">
            <text:p>1177369</text:p>
          </table:table-cell>
          <table:table-cell office:value-type="float" office:value="52294" calcext:value-type="float">
            <text:p>52294</text:p>
          </table:table-cell>
          <table:table-cell office:value-type="float" office:value="40.515" calcext:value-type="float">
            <text:p>40.5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u-ch427-n96-start-all-ms-ens07</text:p>
          </table:table-cell>
          <table:table-cell office:value-type="float" office:value="355.276" calcext:value-type="float">
            <text:p>355.276</text:p>
          </table:table-cell>
          <table:table-cell office:value-type="float" office:value="53.31" calcext:value-type="float">
            <text:p>53.31</text:p>
          </table:table-cell>
          <table:table-cell table:formula="of:=[.B47]-[.C47]" office:value-type="float" office:value="301.966" calcext:value-type="float">
            <text:p>301.96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01T02:12:58Z</text:p>
          </table:table-cell>
          <table:table-cell office:value-type="string" calcext:value-type="string">
            <text:p>2022-03-01T02:24:40Z</text:p>
          </table:table-cell>
          <table:table-cell office:value-type="string" calcext:value-type="string">
            <text:p>2022-03-01T02:31:42Z</text:p>
          </table:table-cell>
          <table:table-cell office:value-type="string" calcext:value-type="string">
            <text:p>SUCCEEDED</text:p>
          </table:table-cell>
          <table:table-cell office:value-type="float" office:value="1177370" calcext:value-type="float">
            <text:p>1177370</text:p>
          </table:table-cell>
          <table:table-cell office:value-type="float" office:value="16397" calcext:value-type="float">
            <text:p>16397</text:p>
          </table:table-cell>
          <table:table-cell office:value-type="float" office:value="16.268" calcext:value-type="float">
            <text:p>16.26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u-ch427-n96-start-all-ms-ens08</text:p>
          </table:table-cell>
          <table:table-cell office:value-type="float" office:value="514.365" calcext:value-type="float">
            <text:p>514.365</text:p>
          </table:table-cell>
          <table:table-cell office:value-type="float" office:value="32.4" calcext:value-type="float">
            <text:p>32.4</text:p>
          </table:table-cell>
          <table:table-cell table:formula="of:=[.B48]-[.C48]" office:value-type="float" office:value="481.965" calcext:value-type="float">
            <text:p>481.96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01T02:13:18Z</text:p>
          </table:table-cell>
          <table:table-cell office:value-type="string" calcext:value-type="string">
            <text:p>2022-03-01T02:29:41Z</text:p>
          </table:table-cell>
          <table:table-cell office:value-type="string" calcext:value-type="string">
            <text:p>2022-03-01T02:39:18Z</text:p>
          </table:table-cell>
          <table:table-cell office:value-type="string" calcext:value-type="string">
            <text:p>SUCCEEDED</text:p>
          </table:table-cell>
          <table:table-cell office:value-type="float" office:value="1177372" calcext:value-type="float">
            <text:p>1177372</text:p>
          </table:table-cell>
          <table:table-cell office:value-type="float" office:value="69325" calcext:value-type="float">
            <text:p>69325</text:p>
          </table:table-cell>
          <table:table-cell office:value-type="float" office:value="29.145" calcext:value-type="float">
            <text:p>29.145</text:p>
          </table:table-cell>
          <table:table-cell office:value-type="float" office:value="0.83" calcext:value-type="float">
            <text:p>0.83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u-ch427-n96-start-all-ms-ens09</text:p>
          </table:table-cell>
          <table:table-cell office:value-type="float" office:value="483.185" calcext:value-type="float">
            <text:p>483.185</text:p>
          </table:table-cell>
          <table:table-cell office:value-type="float" office:value="35.1" calcext:value-type="float">
            <text:p>35.1</text:p>
          </table:table-cell>
          <table:table-cell table:formula="of:=[.B49]-[.C49]" office:value-type="float" office:value="448.085" calcext:value-type="float">
            <text:p>448.08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01T02:18:42Z</text:p>
          </table:table-cell>
          <table:table-cell office:value-type="string" calcext:value-type="string">
            <text:p>2022-03-01T03:05:25Z</text:p>
          </table:table-cell>
          <table:table-cell office:value-type="string" calcext:value-type="string">
            <text:p>2022-03-01T03:14:24Z</text:p>
          </table:table-cell>
          <table:table-cell office:value-type="string" calcext:value-type="string">
            <text:p>SUCCEEDED</text:p>
          </table:table-cell>
          <table:table-cell office:value-type="float" office:value="1177396" calcext:value-type="float">
            <text:p>1177396</text:p>
          </table:table-cell>
          <table:table-cell office:value-type="float" office:value="240872" calcext:value-type="float">
            <text:p>240872</text:p>
          </table:table-cell>
          <table:table-cell office:value-type="float" office:value="34.403" calcext:value-type="float">
            <text:p>34.403</text:p>
          </table:table-cell>
          <table:table-cell office:value-type="float" office:value="1.779" calcext:value-type="float">
            <text:p>1.779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u-ch427-n96-start-all-ms-ens10</text:p>
          </table:table-cell>
          <table:table-cell office:value-type="float" office:value="373.888" calcext:value-type="float">
            <text:p>373.888</text:p>
          </table:table-cell>
          <table:table-cell office:value-type="float" office:value="45.76" calcext:value-type="float">
            <text:p>45.76</text:p>
          </table:table-cell>
          <table:table-cell table:formula="of:=[.B50]-[.C50]" office:value-type="float" office:value="328.128" calcext:value-type="float">
            <text:p>328.1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3-03T16:15:22Z</text:p>
          </table:table-cell>
          <table:table-cell office:value-type="string" calcext:value-type="string">
            <text:p>2022-03-03T18:23:30Z</text:p>
          </table:table-cell>
          <table:table-cell office:value-type="string" calcext:value-type="string">
            <text:p>2022-03-03T18:30:41Z</text:p>
          </table:table-cell>
          <table:table-cell office:value-type="string" calcext:value-type="string">
            <text:p>SUCCEEDED</text:p>
          </table:table-cell>
          <table:table-cell office:value-type="float" office:value="1193549" calcext:value-type="float">
            <text:p>1193549</text:p>
          </table:table-cell>
          <table:table-cell office:value-type="float" office:value="32460" calcext:value-type="float">
            <text:p>32460</text:p>
          </table:table-cell>
          <table:table-cell office:value-type="float" office:value="32.378" calcext:value-type="float">
            <text:p>32.378</text:p>
          </table:table-cell>
          <table:table-cell office:value-type="float" office:value="1.566" calcext:value-type="float">
            <text:p>1.566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u-ch427-n96-start-all-ms-ens11</text:p>
          </table:table-cell>
          <table:table-cell office:value-type="float" office:value="515.574" calcext:value-type="float">
            <text:p>515.574</text:p>
          </table:table-cell>
          <table:table-cell office:value-type="float" office:value="55.85" calcext:value-type="float">
            <text:p>55.85</text:p>
          </table:table-cell>
          <table:table-cell table:formula="of:=[.B51]-[.C51]" office:value-type="float" office:value="459.724" calcext:value-type="float">
            <text:p>459.7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3-01T02:19:01Z</text:p>
          </table:table-cell>
          <table:table-cell office:value-type="string" calcext:value-type="string">
            <text:p>2022-03-01T03:45:14Z</text:p>
          </table:table-cell>
          <table:table-cell office:value-type="string" calcext:value-type="string">
            <text:p>2022-03-01T03:54:43Z</text:p>
          </table:table-cell>
          <table:table-cell office:value-type="string" calcext:value-type="string">
            <text:p>SUCCEEDED</text:p>
          </table:table-cell>
          <table:table-cell office:value-type="float" office:value="1177398" calcext:value-type="float">
            <text:p>1177398</text:p>
          </table:table-cell>
          <table:table-cell office:value-type="float" office:value="205937" calcext:value-type="float">
            <text:p>205937</text:p>
          </table:table-cell>
          <table:table-cell office:value-type="float" office:value="31.694" calcext:value-type="float">
            <text:p>31.694</text:p>
          </table:table-cell>
          <table:table-cell office:value-type="float" office:value="0.895" calcext:value-type="float">
            <text:p>0.895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u-ch427-n96-start-all-ms-ens12</text:p>
          </table:table-cell>
          <table:table-cell office:value-type="float" office:value="610.631" calcext:value-type="float">
            <text:p>610.631</text:p>
          </table:table-cell>
          <table:table-cell office:value-type="float" office:value="57.12" calcext:value-type="float">
            <text:p>57.12</text:p>
          </table:table-cell>
          <table:table-cell table:formula="of:=[.B52]-[.C52]" office:value-type="float" office:value="553.511" calcext:value-type="float">
            <text:p>553.5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3-01T17:29:05Z</text:p>
          </table:table-cell>
          <table:table-cell office:value-type="string" calcext:value-type="string">
            <text:p>2022-03-01T21:35:43Z</text:p>
          </table:table-cell>
          <table:table-cell office:value-type="string" calcext:value-type="string">
            <text:p>2022-03-01T21:46:50Z</text:p>
          </table:table-cell>
          <table:table-cell office:value-type="string" calcext:value-type="string">
            <text:p>SUCCEEDED</text:p>
          </table:table-cell>
          <table:table-cell office:value-type="float" office:value="1183055" calcext:value-type="float">
            <text:p>1183055</text:p>
          </table:table-cell>
          <table:table-cell office:value-type="float" office:value="104838" calcext:value-type="float">
            <text:p>104838</text:p>
          </table:table-cell>
          <table:table-cell office:value-type="float" office:value="35.528" calcext:value-type="float">
            <text:p>35.528</text:p>
          </table:table-cell>
          <table:table-cell office:value-type="float" office:value="0.94" calcext:value-type="float">
            <text:p>0.94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string" calcext:value-type="string">
            <text:p>u-ch427-n96-start-all-ms-ens13</text:p>
          </table:table-cell>
          <table:table-cell office:value-type="float" office:value="478.062" calcext:value-type="float">
            <text:p>478.062</text:p>
          </table:table-cell>
          <table:table-cell office:value-type="float" office:value="47.82" calcext:value-type="float">
            <text:p>47.82</text:p>
          </table:table-cell>
          <table:table-cell table:formula="of:=[.B53]-[.C53]" office:value-type="float" office:value="430.242" calcext:value-type="float">
            <text:p>430.24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3-01T02:19:37Z</text:p>
          </table:table-cell>
          <table:table-cell office:value-type="string" calcext:value-type="string">
            <text:p>2022-03-01T04:34:20Z</text:p>
          </table:table-cell>
          <table:table-cell office:value-type="string" calcext:value-type="string">
            <text:p>2022-03-01T04:43:13Z</text:p>
          </table:table-cell>
          <table:table-cell office:value-type="string" calcext:value-type="string">
            <text:p>SUCCEEDED</text:p>
          </table:table-cell>
          <table:table-cell office:value-type="float" office:value="1177403" calcext:value-type="float">
            <text:p>1177403</text:p>
          </table:table-cell>
          <table:table-cell office:value-type="float" office:value="134818" calcext:value-type="float">
            <text:p>134818</text:p>
          </table:table-cell>
          <table:table-cell office:value-type="float" office:value="14.487" calcext:value-type="float">
            <text:p>14.487</text:p>
          </table:table-cell>
          <table:table-cell office:value-type="float" office:value="1.033" calcext:value-type="float">
            <text:p>1.033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string" calcext:value-type="string">
            <text:p>u-ch427-n96-start-all-ms-ens14</text:p>
          </table:table-cell>
          <table:table-cell table:number-columns-repeated="2"/>
          <table:table-cell table:formula="of:=[.B54]-[.C54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3-06T13:39:17Z</text:p>
          </table:table-cell>
          <table:table-cell office:value-type="string" calcext:value-type="string">
            <text:p>2022-03-06T17:16:39Z</text:p>
          </table:table-cell>
          <table:table-cell office:value-type="string" calcext:value-type="string">
            <text:p>2022-03-06T20:16:44Z</text:p>
          </table:table-cell>
          <table:table-cell office:value-type="string" calcext:value-type="string">
            <text:p>E</text:p>
          </table:table-cell>
          <table:table-cell office:value-type="float" office:value="1207302" calcext:value-type="float">
            <text:p>1207302</text:p>
          </table:table-cell>
          <table:table-cell office:value-type="float" office:value="128207" calcext:value-type="float">
            <text:p>128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5</text:p>
          </table:table-cell>
          <table:table-cell table:number-columns-repeated="2"/>
          <table:table-cell table:formula="of:=[.B55]-[.C55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3-06T13:39:41Z</text:p>
          </table:table-cell>
          <table:table-cell office:value-type="string" calcext:value-type="string">
            <text:p>2022-03-06T17:20:46Z</text:p>
          </table:table-cell>
          <table:table-cell office:value-type="string" calcext:value-type="string">
            <text:p>2022-03-06T20:20:48Z</text:p>
          </table:table-cell>
          <table:table-cell office:value-type="string" calcext:value-type="string">
            <text:p>E</text:p>
          </table:table-cell>
          <table:table-cell office:value-type="float" office:value="1207304" calcext:value-type="float">
            <text:p>1207304</text:p>
          </table:table-cell>
          <table:table-cell office:value-type="float" office:value="232578" calcext:value-type="float">
            <text:p>232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6</text:p>
          </table:table-cell>
          <table:table-cell table:number-columns-repeated="2"/>
          <table:table-cell table:formula="of:=[.B56]-[.C56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3-06T13:39:56Z</text:p>
          </table:table-cell>
          <table:table-cell office:value-type="string" calcext:value-type="string">
            <text:p>2022-03-06T17:20:46Z</text:p>
          </table:table-cell>
          <table:table-cell office:value-type="string" calcext:value-type="string">
            <text:p>2022-03-06T20:20:48Z</text:p>
          </table:table-cell>
          <table:table-cell office:value-type="string" calcext:value-type="string">
            <text:p>E</text:p>
          </table:table-cell>
          <table:table-cell office:value-type="float" office:value="1207305" calcext:value-type="float">
            <text:p>1207305</text:p>
          </table:table-cell>
          <table:table-cell office:value-type="float" office:value="43571" calcext:value-type="float">
            <text:p>43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7</text:p>
          </table:table-cell>
          <table:table-cell table:number-columns-repeated="2"/>
          <table:table-cell table:formula="of:=[.B57]-[.C57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3-06T13:40:10Z</text:p>
          </table:table-cell>
          <table:table-cell office:value-type="string" calcext:value-type="string">
            <text:p>2022-03-06T17:41:25Z</text:p>
          </table:table-cell>
          <table:table-cell office:value-type="string" calcext:value-type="string">
            <text:p>2022-03-06T17:41:42Z</text:p>
          </table:table-cell>
          <table:table-cell office:value-type="string" calcext:value-type="string">
            <text:p>E</text:p>
          </table:table-cell>
          <table:table-cell office:value-type="float" office:value="1207306" calcext:value-type="float">
            <text:p>1207306</text:p>
          </table:table-cell>
          <table:table-cell office:value-type="float" office:value="30484" calcext:value-type="float">
            <text:p>30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8</text:p>
          </table:table-cell>
          <table:table-cell table:number-columns-repeated="2"/>
          <table:table-cell table:formula="of:=[.B58]-[.C58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3-06T13:40:32Z</text:p>
          </table:table-cell>
          <table:table-cell office:value-type="string" calcext:value-type="string">
            <text:p>2022-03-06T17:42:26Z</text:p>
          </table:table-cell>
          <table:table-cell office:value-type="string" calcext:value-type="string">
            <text:p>2022-03-06T17:42:41Z</text:p>
          </table:table-cell>
          <table:table-cell office:value-type="string" calcext:value-type="string">
            <text:p>E</text:p>
          </table:table-cell>
          <table:table-cell office:value-type="float" office:value="1207308" calcext:value-type="float">
            <text:p>1207308</text:p>
          </table:table-cell>
          <table:table-cell office:value-type="float" office:value="31912" calcext:value-type="float">
            <text:p>319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B59]-[.C5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B60]-[.C6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B61]-[.C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-ch427-n216-start-all-mean-mf-ens00</text:p>
          </table:table-cell>
          <table:table-cell office:value-type="float" office:value="139.202" calcext:value-type="float">
            <text:p>139.202</text:p>
          </table:table-cell>
          <table:table-cell office:value-type="float" office:value="44.5" calcext:value-type="float">
            <text:p>44.5</text:p>
          </table:table-cell>
          <table:table-cell table:formula="of:=[.B62]-[.C62]" office:value-type="float" office:value="94.702" calcext:value-type="float">
            <text:p>94.7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02:44:03Z</text:p>
          </table:table-cell>
          <table:table-cell office:value-type="string" calcext:value-type="string">
            <text:p>2022-03-08T02:44:13Z</text:p>
          </table:table-cell>
          <table:table-cell office:value-type="string" calcext:value-type="string">
            <text:p>2022-03-08T02:46:51Z</text:p>
          </table:table-cell>
          <table:table-cell office:value-type="string" calcext:value-type="string">
            <text:p>SUCCEEDED</text:p>
          </table:table-cell>
          <table:table-cell office:value-type="float" office:value="1215143" calcext:value-type="float">
            <text:p>1215143</text:p>
          </table:table-cell>
          <table:table-cell office:value-type="float" office:value="88881" calcext:value-type="float">
            <text:p>88881</text:p>
          </table:table-cell>
          <table:table-cell office:value-type="float" office:value="18.601" calcext:value-type="float">
            <text:p>18.601</text:p>
          </table:table-cell>
          <table:table-cell table:number-columns-repeated="2"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start-all-mean-mf-ens01</text:p>
          </table:table-cell>
          <table:table-cell office:value-type="float" office:value="253.873" calcext:value-type="float">
            <text:p>253.873</text:p>
          </table:table-cell>
          <table:table-cell office:value-type="float" office:value="55.91" calcext:value-type="float">
            <text:p>55.91</text:p>
          </table:table-cell>
          <table:table-cell table:formula="of:=[.B63]-[.C63]" office:value-type="float" office:value="197.963" calcext:value-type="float">
            <text:p>197.9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02:49:10Z</text:p>
          </table:table-cell>
          <table:table-cell office:value-type="string" calcext:value-type="string">
            <text:p>2022-03-08T02:49:30Z</text:p>
          </table:table-cell>
          <table:table-cell office:value-type="string" calcext:value-type="string">
            <text:p>2022-03-08T02:54:16Z</text:p>
          </table:table-cell>
          <table:table-cell office:value-type="string" calcext:value-type="string">
            <text:p>SUCCEEDED</text:p>
          </table:table-cell>
          <table:table-cell office:value-type="float" office:value="1215166" calcext:value-type="float">
            <text:p>1215166</text:p>
          </table:table-cell>
          <table:table-cell office:value-type="float" office:value="50602" calcext:value-type="float">
            <text:p>50602</text:p>
          </table:table-cell>
          <table:table-cell office:value-type="float" office:value="24.646" calcext:value-type="float">
            <text:p>24.64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u-ch427-n216-start-all-mean-mf-ens02</text:p>
          </table:table-cell>
          <table:table-cell office:value-type="float" office:value="353.588" calcext:value-type="float">
            <text:p>353.588</text:p>
          </table:table-cell>
          <table:table-cell office:value-type="float" office:value="102.08" calcext:value-type="float">
            <text:p>102.08</text:p>
          </table:table-cell>
          <table:table-cell table:formula="of:=[.B64]-[.C64]" office:value-type="float" office:value="251.508" calcext:value-type="float">
            <text:p>251.5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3-08T02:49:28Z</text:p>
          </table:table-cell>
          <table:table-cell office:value-type="string" calcext:value-type="string">
            <text:p>2022-03-08T02:56:50Z</text:p>
          </table:table-cell>
          <table:table-cell office:value-type="string" calcext:value-type="string">
            <text:p>2022-03-08T03:03:32Z</text:p>
          </table:table-cell>
          <table:table-cell office:value-type="string" calcext:value-type="string">
            <text:p>SUCCEEDED</text:p>
          </table:table-cell>
          <table:table-cell office:value-type="float" office:value="1215167" calcext:value-type="float">
            <text:p>1215167</text:p>
          </table:table-cell>
          <table:table-cell office:value-type="float" office:value="168533" calcext:value-type="float">
            <text:p>168533</text:p>
          </table:table-cell>
          <table:table-cell office:value-type="float" office:value="33.808" calcext:value-type="float">
            <text:p>33.808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u-ch427-n216-start-all-mean-mf-ens03</text:p>
          </table:table-cell>
          <table:table-cell office:value-type="float" office:value="430.508" calcext:value-type="float">
            <text:p>430.508</text:p>
          </table:table-cell>
          <table:table-cell office:value-type="float" office:value="128.71" calcext:value-type="float">
            <text:p>128.71</text:p>
          </table:table-cell>
          <table:table-cell table:formula="of:=[.B65]-[.C65]" office:value-type="float" office:value="301.798" calcext:value-type="float">
            <text:p>301.79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3-08T02:49:50Z</text:p>
          </table:table-cell>
          <table:table-cell office:value-type="string" calcext:value-type="string">
            <text:p>2022-03-08T03:08:29Z</text:p>
          </table:table-cell>
          <table:table-cell office:value-type="string" calcext:value-type="string">
            <text:p>2022-03-08T03:16:28Z</text:p>
          </table:table-cell>
          <table:table-cell office:value-type="string" calcext:value-type="string">
            <text:p>SUCCEEDED</text:p>
          </table:table-cell>
          <table:table-cell office:value-type="float" office:value="1215168" calcext:value-type="float">
            <text:p>1215168</text:p>
          </table:table-cell>
          <table:table-cell office:value-type="float" office:value="195269" calcext:value-type="float">
            <text:p>195269</text:p>
          </table:table-cell>
          <table:table-cell office:value-type="float" office:value="27.18" calcext:value-type="float">
            <text:p>27.1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u-ch427-n216-start-all-mean-mf-ens04</text:p>
          </table:table-cell>
          <table:table-cell office:value-type="float" office:value="482.633" calcext:value-type="float">
            <text:p>482.633</text:p>
          </table:table-cell>
          <table:table-cell office:value-type="float" office:value="177.5" calcext:value-type="float">
            <text:p>177.5</text:p>
          </table:table-cell>
          <table:table-cell table:formula="of:=[.B66]-[.C66]" office:value-type="float" office:value="305.133" calcext:value-type="float">
            <text:p>305.13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3-08T02:50:04Z</text:p>
          </table:table-cell>
          <table:table-cell office:value-type="string" calcext:value-type="string">
            <text:p>2022-03-08T03:16:53Z</text:p>
          </table:table-cell>
          <table:table-cell office:value-type="string" calcext:value-type="string">
            <text:p>2022-03-08T03:25:44Z</text:p>
          </table:table-cell>
          <table:table-cell office:value-type="string" calcext:value-type="string">
            <text:p>SUCCEEDED</text:p>
          </table:table-cell>
          <table:table-cell office:value-type="float" office:value="1215170" calcext:value-type="float">
            <text:p>1215170</text:p>
          </table:table-cell>
          <table:table-cell office:value-type="float" office:value="232613" calcext:value-type="float">
            <text:p>232613</text:p>
          </table:table-cell>
          <table:table-cell office:value-type="float" office:value="24.483" calcext:value-type="float">
            <text:p>24.483</text:p>
          </table:table-cell>
          <table:table-cell office:value-type="float" office:value="0.946" calcext:value-type="float">
            <text:p>0.946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u-ch427-n216-start-all-mean-mf-ens05</text:p>
          </table:table-cell>
          <table:table-cell office:value-type="float" office:value="511.788" calcext:value-type="float">
            <text:p>511.788</text:p>
          </table:table-cell>
          <table:table-cell office:value-type="float" office:value="187.79" calcext:value-type="float">
            <text:p>187.79</text:p>
          </table:table-cell>
          <table:table-cell table:formula="of:=[.B67]-[.C67]" office:value-type="float" office:value="323.998" calcext:value-type="float">
            <text:p>323.99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3-08T02:55:15Z</text:p>
          </table:table-cell>
          <table:table-cell office:value-type="string" calcext:value-type="string">
            <text:p>2022-03-08T03:45:54Z</text:p>
          </table:table-cell>
          <table:table-cell office:value-type="string" calcext:value-type="string">
            <text:p>2022-03-08T03:55:38Z</text:p>
          </table:table-cell>
          <table:table-cell office:value-type="string" calcext:value-type="string">
            <text:p>SUCCEEDED</text:p>
          </table:table-cell>
          <table:table-cell office:value-type="float" office:value="1215193" calcext:value-type="float">
            <text:p>1215193</text:p>
          </table:table-cell>
          <table:table-cell office:value-type="float" office:value="16704" calcext:value-type="float">
            <text:p>16704</text:p>
          </table:table-cell>
          <table:table-cell office:value-type="float" office:value="30.623" calcext:value-type="float">
            <text:p>30.623</text:p>
          </table:table-cell>
          <table:table-cell office:value-type="float" office:value="3.388" calcext:value-type="float">
            <text:p>3.388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u-ch427-n216-start-all-mean-mf-ens06</text:p>
          </table:table-cell>
          <table:table-cell office:value-type="float" office:value="569.503" calcext:value-type="float">
            <text:p>569.503</text:p>
          </table:table-cell>
          <table:table-cell office:value-type="float" office:value="192.01" calcext:value-type="float">
            <text:p>192.01</text:p>
          </table:table-cell>
          <table:table-cell table:formula="of:=[.B68]-[.C68]" office:value-type="float" office:value="377.493" calcext:value-type="float">
            <text:p>377.49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3-08T02:55:50Z</text:p>
          </table:table-cell>
          <table:table-cell office:value-type="string" calcext:value-type="string">
            <text:p>2022-03-08T03:31:21Z</text:p>
          </table:table-cell>
          <table:table-cell office:value-type="string" calcext:value-type="string">
            <text:p>2022-03-08T03:42:00Z</text:p>
          </table:table-cell>
          <table:table-cell office:value-type="string" calcext:value-type="string">
            <text:p>SUCCEEDED</text:p>
          </table:table-cell>
          <table:table-cell office:value-type="float" office:value="1215194" calcext:value-type="float">
            <text:p>1215194</text:p>
          </table:table-cell>
          <table:table-cell office:value-type="float" office:value="47091" calcext:value-type="float">
            <text:p>47091</text:p>
          </table:table-cell>
          <table:table-cell office:value-type="float" office:value="28.776" calcext:value-type="float">
            <text:p>28.776</text:p>
          </table:table-cell>
          <table:table-cell office:value-type="float" office:value="1.957" calcext:value-type="float">
            <text:p>1.957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u-ch427-n216-start-all-mean-mf-ens07</text:p>
          </table:table-cell>
          <table:table-cell office:value-type="float" office:value="637.837" calcext:value-type="float">
            <text:p>637.837</text:p>
          </table:table-cell>
          <table:table-cell office:value-type="float" office:value="228.33" calcext:value-type="float">
            <text:p>228.33</text:p>
          </table:table-cell>
          <table:table-cell table:formula="of:=[.B69]-[.C69]" office:value-type="float" office:value="409.507" calcext:value-type="float">
            <text:p>409.50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3-08T02:55:52Z</text:p>
          </table:table-cell>
          <table:table-cell office:value-type="string" calcext:value-type="string">
            <text:p>2022-03-08T03:32:27Z</text:p>
          </table:table-cell>
          <table:table-cell office:value-type="string" calcext:value-type="string">
            <text:p>2022-03-08T03:44:47Z</text:p>
          </table:table-cell>
          <table:table-cell office:value-type="string" calcext:value-type="string">
            <text:p>SUCCEEDED</text:p>
          </table:table-cell>
          <table:table-cell office:value-type="float" office:value="1215195" calcext:value-type="float">
            <text:p>1215195</text:p>
          </table:table-cell>
          <table:table-cell office:value-type="float" office:value="215240" calcext:value-type="float">
            <text:p>215240</text:p>
          </table:table-cell>
          <table:table-cell office:value-type="float" office:value="26.938" calcext:value-type="float">
            <text:p>26.938</text:p>
          </table:table-cell>
          <table:table-cell office:value-type="float" office:value="1.127" calcext:value-type="float">
            <text:p>1.127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start-all-mean-mf-ens08</text:p>
          </table:table-cell>
          <table:table-cell office:value-type="float" office:value="694.806" calcext:value-type="float">
            <text:p>694.806</text:p>
          </table:table-cell>
          <table:table-cell office:value-type="float" office:value="266.98" calcext:value-type="float">
            <text:p>266.98</text:p>
          </table:table-cell>
          <table:table-cell table:formula="of:=[.B70]-[.C70]" office:value-type="float" office:value="427.826" calcext:value-type="float">
            <text:p>427.82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3-08T02:56:17Z</text:p>
          </table:table-cell>
          <table:table-cell office:value-type="string" calcext:value-type="string">
            <text:p>2022-03-08T03:16:19Z</text:p>
          </table:table-cell>
          <table:table-cell office:value-type="string" calcext:value-type="string">
            <text:p>2022-03-08T03:29:24Z</text:p>
          </table:table-cell>
          <table:table-cell office:value-type="string" calcext:value-type="string">
            <text:p>SUCCEEDED</text:p>
          </table:table-cell>
          <table:table-cell office:value-type="float" office:value="1215197" calcext:value-type="float">
            <text:p>1215197</text:p>
          </table:table-cell>
          <table:table-cell office:value-type="float" office:value="59852" calcext:value-type="float">
            <text:p>59852</text:p>
          </table:table-cell>
          <table:table-cell office:value-type="float" office:value="31.475" calcext:value-type="float">
            <text:p>31.475</text:p>
          </table:table-cell>
          <table:table-cell office:value-type="float" office:value="2.079" calcext:value-type="float">
            <text:p>2.079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u-ch427-n216-start-all-mean-mf-ens09</text:p>
          </table:table-cell>
          <table:table-cell office:value-type="float" office:value="720.777" calcext:value-type="float">
            <text:p>720.777</text:p>
          </table:table-cell>
          <table:table-cell office:value-type="float" office:value="289.13" calcext:value-type="float">
            <text:p>289.13</text:p>
          </table:table-cell>
          <table:table-cell table:formula="of:=[.B71]-[.C71]" office:value-type="float" office:value="431.647" calcext:value-type="float">
            <text:p>431.64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3-08T02:56:31Z</text:p>
          </table:table-cell>
          <table:table-cell office:value-type="string" calcext:value-type="string">
            <text:p>2022-03-08T03:18:00Z</text:p>
          </table:table-cell>
          <table:table-cell office:value-type="string" calcext:value-type="string">
            <text:p>2022-03-08T03:32:03Z</text:p>
          </table:table-cell>
          <table:table-cell office:value-type="string" calcext:value-type="string">
            <text:p>SUCCEEDED</text:p>
          </table:table-cell>
          <table:table-cell office:value-type="float" office:value="1215199" calcext:value-type="float">
            <text:p>1215199</text:p>
          </table:table-cell>
          <table:table-cell office:value-type="float" office:value="137380" calcext:value-type="float">
            <text:p>137380</text:p>
          </table:table-cell>
          <table:table-cell office:value-type="float" office:value="24.559" calcext:value-type="float">
            <text:p>24.559</text:p>
          </table:table-cell>
          <table:table-cell office:value-type="float" office:value="1.664" calcext:value-type="float">
            <text:p>1.664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u-ch427-n216-start-all-mean-mf-ens10</text:p>
          </table:table-cell>
          <table:table-cell office:value-type="float" office:value="833.954" calcext:value-type="float">
            <text:p>833.954</text:p>
          </table:table-cell>
          <table:table-cell office:value-type="float" office:value="314.56" calcext:value-type="float">
            <text:p>314.56</text:p>
          </table:table-cell>
          <table:table-cell table:formula="of:=[.B72]-[.C72]" office:value-type="float" office:value="519.394" calcext:value-type="float">
            <text:p>519.39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08T02:56:29Z</text:p>
          </table:table-cell>
          <table:table-cell office:value-type="string" calcext:value-type="string">
            <text:p>2022-03-08T03:10:52Z</text:p>
          </table:table-cell>
          <table:table-cell office:value-type="string" calcext:value-type="string">
            <text:p>2022-03-08T03:26:48Z</text:p>
          </table:table-cell>
          <table:table-cell office:value-type="string" calcext:value-type="string">
            <text:p>SUCCEEDED</text:p>
          </table:table-cell>
          <table:table-cell office:value-type="float" office:value="1215198" calcext:value-type="float">
            <text:p>1215198</text:p>
          </table:table-cell>
          <table:table-cell office:value-type="float" office:value="207175" calcext:value-type="float">
            <text:p>207175</text:p>
          </table:table-cell>
          <table:table-cell office:value-type="float" office:value="31.139" calcext:value-type="float">
            <text:p>31.139</text:p>
          </table:table-cell>
          <table:table-cell office:value-type="float" office:value="1.384" calcext:value-type="float">
            <text:p>1.384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string" calcext:value-type="string">
            <text:p>u-ch427-n216-start-all-mean-mf-ens11</text:p>
          </table:table-cell>
          <table:table-cell office:value-type="float" office:value="846.973" calcext:value-type="float">
            <text:p>846.973</text:p>
          </table:table-cell>
          <table:table-cell office:value-type="float" office:value="306.22" calcext:value-type="float">
            <text:p>306.22</text:p>
          </table:table-cell>
          <table:table-cell table:formula="of:=[.B73]-[.C73]" office:value-type="float" office:value="540.753" calcext:value-type="float">
            <text:p>540.75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3-08T03:01:41Z</text:p>
          </table:table-cell>
          <table:table-cell office:value-type="string" calcext:value-type="string">
            <text:p>2022-03-08T04:55:40Z</text:p>
          </table:table-cell>
          <table:table-cell office:value-type="string" calcext:value-type="string">
            <text:p>2022-03-08T05:11:45Z</text:p>
          </table:table-cell>
          <table:table-cell office:value-type="string" calcext:value-type="string">
            <text:p>SUCCEEDED</text:p>
          </table:table-cell>
          <table:table-cell office:value-type="float" office:value="1215218" calcext:value-type="float">
            <text:p>1215218</text:p>
          </table:table-cell>
          <table:table-cell office:value-type="float" office:value="100042" calcext:value-type="float">
            <text:p>100042</text:p>
          </table:table-cell>
          <table:table-cell office:value-type="float" office:value="27.84" calcext:value-type="float">
            <text:p>27.84</text:p>
          </table:table-cell>
          <table:table-cell office:value-type="float" office:value="1.443" calcext:value-type="float">
            <text:p>1.443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string" calcext:value-type="string">
            <text:p>u-ch427-n216-start-all-mean-mf-ens12</text:p>
          </table:table-cell>
          <table:table-cell office:value-type="float" office:value="863.478" calcext:value-type="float">
            <text:p>863.478</text:p>
          </table:table-cell>
          <table:table-cell office:value-type="float" office:value="351.04" calcext:value-type="float">
            <text:p>351.04</text:p>
          </table:table-cell>
          <table:table-cell table:formula="of:=[.B74]-[.C74]" office:value-type="float" office:value="512.438" calcext:value-type="float">
            <text:p>512.43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3-08T05:19:55Z</text:p>
          </table:table-cell>
          <table:table-cell office:value-type="string" calcext:value-type="string">
            <text:p>2022-03-08T07:43:26Z</text:p>
          </table:table-cell>
          <table:table-cell office:value-type="string" calcext:value-type="string">
            <text:p>2022-03-08T08:00:06Z</text:p>
          </table:table-cell>
          <table:table-cell office:value-type="string" calcext:value-type="string">
            <text:p>SUCCEEDED</text:p>
          </table:table-cell>
          <table:table-cell office:value-type="float" office:value="1215624" calcext:value-type="float">
            <text:p>1215624</text:p>
          </table:table-cell>
          <table:table-cell office:value-type="float" office:value="182105" calcext:value-type="float">
            <text:p>182105</text:p>
          </table:table-cell>
          <table:table-cell office:value-type="float" office:value="39.764" calcext:value-type="float">
            <text:p>39.764</text:p>
          </table:table-cell>
          <table:table-cell office:value-type="float" office:value="1.542" calcext:value-type="float">
            <text:p>1.54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-ch427-n216-start-all-mean-mf-ens13</text:p>
          </table:table-cell>
          <table:table-cell office:value-type="float" office:value="930.184" calcext:value-type="float">
            <text:p>930.184</text:p>
          </table:table-cell>
          <table:table-cell office:value-type="float" office:value="341.71" calcext:value-type="float">
            <text:p>341.71</text:p>
          </table:table-cell>
          <table:table-cell table:formula="of:=[.B75]-[.C75]" office:value-type="float" office:value="588.474" calcext:value-type="float">
            <text:p>588.47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3-08T05:19:58Z</text:p>
          </table:table-cell>
          <table:table-cell office:value-type="string" calcext:value-type="string">
            <text:p>2022-03-08T08:20:42Z</text:p>
          </table:table-cell>
          <table:table-cell office:value-type="string" calcext:value-type="string">
            <text:p>2022-03-08T08:38:34Z</text:p>
          </table:table-cell>
          <table:table-cell office:value-type="string" calcext:value-type="string">
            <text:p>SUCCEEDED</text:p>
          </table:table-cell>
          <table:table-cell office:value-type="float" office:value="1215625" calcext:value-type="float">
            <text:p>1215625</text:p>
          </table:table-cell>
          <table:table-cell office:value-type="float" office:value="11423" calcext:value-type="float">
            <text:p>11423</text:p>
          </table:table-cell>
          <table:table-cell office:value-type="float" office:value="48.74" calcext:value-type="float">
            <text:p>48.74</text:p>
          </table:table-cell>
          <table:table-cell office:value-type="float" office:value="1.905" calcext:value-type="float">
            <text:p>1.905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string" calcext:value-type="string">
            <text:p>u-ch427-n216-start-all-mean-mf-ens14</text:p>
          </table:table-cell>
          <table:table-cell office:value-type="float" office:value="1029.463" calcext:value-type="float">
            <text:p>1029.463</text:p>
          </table:table-cell>
          <table:table-cell office:value-type="float" office:value="400.85" calcext:value-type="float">
            <text:p>400.85</text:p>
          </table:table-cell>
          <table:table-cell table:formula="of:=[.B76]-[.C76]" office:value-type="float" office:value="628.613" calcext:value-type="float">
            <text:p>628.6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3-08T05:19:46Z</text:p>
          </table:table-cell>
          <table:table-cell office:value-type="string" calcext:value-type="string">
            <text:p>2022-03-08T06:35:44Z</text:p>
          </table:table-cell>
          <table:table-cell office:value-type="string" calcext:value-type="string">
            <text:p>2022-03-08T06:55:20Z</text:p>
          </table:table-cell>
          <table:table-cell office:value-type="string" calcext:value-type="string">
            <text:p>SUCCEEDED</text:p>
          </table:table-cell>
          <table:table-cell office:value-type="float" office:value="1215623" calcext:value-type="float">
            <text:p>1215623</text:p>
          </table:table-cell>
          <table:table-cell office:value-type="float" office:value="243944" calcext:value-type="float">
            <text:p>243944</text:p>
          </table:table-cell>
          <table:table-cell office:value-type="float" office:value="39.275" calcext:value-type="float">
            <text:p>39.275</text:p>
          </table:table-cell>
          <table:table-cell office:value-type="float" office:value="1.565" calcext:value-type="float">
            <text:p>1.565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string" calcext:value-type="string">
            <text:p>u-ch427-n216-start-all-mean-mf-ens15</text:p>
          </table:table-cell>
          <table:table-cell office:value-type="float" office:value="1090.101" calcext:value-type="float">
            <text:p>1090.101</text:p>
          </table:table-cell>
          <table:table-cell office:value-type="float" office:value="396.4" calcext:value-type="float">
            <text:p>396.4</text:p>
          </table:table-cell>
          <table:table-cell table:formula="of:=[.B77]-[.C77]" office:value-type="float" office:value="693.701" calcext:value-type="float">
            <text:p>693.70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8T05:19:44Z</text:p>
          </table:table-cell>
          <table:table-cell office:value-type="string" calcext:value-type="string">
            <text:p>2022-03-08T05:48:52Z</text:p>
          </table:table-cell>
          <table:table-cell office:value-type="string" calcext:value-type="string">
            <text:p>2022-03-08T06:09:54Z</text:p>
          </table:table-cell>
          <table:table-cell office:value-type="string" calcext:value-type="string">
            <text:p>SUCCEEDED</text:p>
          </table:table-cell>
          <table:table-cell office:value-type="float" office:value="1215619" calcext:value-type="float">
            <text:p>1215619</text:p>
          </table:table-cell>
          <table:table-cell office:value-type="float" office:value="59018" calcext:value-type="float">
            <text:p>59018</text:p>
          </table:table-cell>
          <table:table-cell office:value-type="float" office:value="34.325" calcext:value-type="float">
            <text:p>34.325</text:p>
          </table:table-cell>
          <table:table-cell office:value-type="float" office:value="2.477" calcext:value-type="float">
            <text:p>2.477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string" calcext:value-type="string">
            <text:p>u-ch427-n216-start-all-mean-mf-ens16</text:p>
          </table:table-cell>
          <table:table-cell office:value-type="float" office:value="1208.543" calcext:value-type="float">
            <text:p>1208.543</text:p>
          </table:table-cell>
          <table:table-cell office:value-type="float" office:value="250.51" calcext:value-type="float">
            <text:p>250.51</text:p>
          </table:table-cell>
          <table:table-cell table:formula="of:=[.B78]-[.C78]" office:value-type="float" office:value="958.033" calcext:value-type="float">
            <text:p>958.03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3-08T05:19:45Z</text:p>
          </table:table-cell>
          <table:table-cell office:value-type="string" calcext:value-type="string">
            <text:p>2022-03-08T06:11:52Z</text:p>
          </table:table-cell>
          <table:table-cell office:value-type="string" calcext:value-type="string">
            <text:p>2022-03-08T06:35:22Z</text:p>
          </table:table-cell>
          <table:table-cell office:value-type="string" calcext:value-type="string">
            <text:p>SUCCEEDED</text:p>
          </table:table-cell>
          <table:table-cell office:value-type="float" office:value="1215621" calcext:value-type="float">
            <text:p>1215621</text:p>
          </table:table-cell>
          <table:table-cell office:value-type="float" office:value="45379" calcext:value-type="float">
            <text:p>45379</text:p>
          </table:table-cell>
          <table:table-cell office:value-type="float" office:value="262.269" calcext:value-type="float">
            <text:p>262.269</text:p>
          </table:table-cell>
          <table:table-cell office:value-type="float" office:value="2.419" calcext:value-type="float">
            <text:p>2.419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u-ch427-n216-start-all-mean-mf-ens17</text:p>
          </table:table-cell>
          <table:table-cell office:value-type="float" office:value="1038.74" calcext:value-type="float">
            <text:p>1038.74</text:p>
          </table:table-cell>
          <table:table-cell office:value-type="float" office:value="238.57" calcext:value-type="float">
            <text:p>238.57</text:p>
          </table:table-cell>
          <table:table-cell table:formula="of:=[.B79]-[.C79]" office:value-type="float" office:value="800.17" calcext:value-type="float">
            <text:p>800.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3-08T05:19:44Z</text:p>
          </table:table-cell>
          <table:table-cell office:value-type="string" calcext:value-type="string">
            <text:p>2022-03-08T05:51:14Z</text:p>
          </table:table-cell>
          <table:table-cell office:value-type="string" calcext:value-type="string">
            <text:p>2022-03-08T06:11:21Z</text:p>
          </table:table-cell>
          <table:table-cell office:value-type="string" calcext:value-type="string">
            <text:p>SUCCEEDED</text:p>
          </table:table-cell>
          <table:table-cell office:value-type="float" office:value="1215620" calcext:value-type="float">
            <text:p>1215620</text:p>
          </table:table-cell>
          <table:table-cell office:value-type="float" office:value="113824" calcext:value-type="float">
            <text:p>113824</text:p>
          </table:table-cell>
          <table:table-cell office:value-type="float" office:value="93.089" calcext:value-type="float">
            <text:p>93.089</text:p>
          </table:table-cell>
          <table:table-cell office:value-type="float" office:value="2.905" calcext:value-type="float">
            <text:p>2.90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u-ch427-n216-start-all-mean-mf-ens18</text:p>
          </table:table-cell>
          <table:table-cell office:value-type="float" office:value="1286.328" calcext:value-type="float">
            <text:p>1286.328</text:p>
          </table:table-cell>
          <table:table-cell office:value-type="float" office:value="250.62" calcext:value-type="float">
            <text:p>250.62</text:p>
          </table:table-cell>
          <table:table-cell table:formula="of:=[.B80]-[.C80]" office:value-type="float" office:value="1035.708" calcext:value-type="float">
            <text:p>1035.70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3-08T05:19:46Z</text:p>
          </table:table-cell>
          <table:table-cell office:value-type="string" calcext:value-type="string">
            <text:p>2022-03-08T05:23:40Z</text:p>
          </table:table-cell>
          <table:table-cell office:value-type="string" calcext:value-type="string">
            <text:p>2022-03-08T05:48:34Z</text:p>
          </table:table-cell>
          <table:table-cell office:value-type="string" calcext:value-type="string">
            <text:p>SUCCEEDED</text:p>
          </table:table-cell>
          <table:table-cell office:value-type="float" office:value="1215622" calcext:value-type="float">
            <text:p>1215622</text:p>
          </table:table-cell>
          <table:table-cell office:value-type="float" office:value="50331" calcext:value-type="float">
            <text:p>50331</text:p>
          </table:table-cell>
          <table:table-cell office:value-type="float" office:value="253.669" calcext:value-type="float">
            <text:p>253.669</text:p>
          </table:table-cell>
          <table:table-cell office:value-type="float" office:value="9.965" calcext:value-type="float">
            <text:p>9.965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string" calcext:value-type="string">
            <text:p>u-ch427-n512-start-all-mean-mf-ens00</text:p>
          </table:table-cell>
          <table:table-cell office:value-type="float" office:value="4703.763" calcext:value-type="float">
            <text:p>4703.763</text:p>
          </table:table-cell>
          <table:table-cell office:value-type="float" office:value="103.98" calcext:value-type="float">
            <text:p>103.98</text:p>
          </table:table-cell>
          <table:table-cell table:formula="of:=[.B81]-[.C81]" office:value-type="float" office:value="4599.783" calcext:value-type="float">
            <text:p>4599.7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05:33:32Z</text:p>
          </table:table-cell>
          <table:table-cell office:value-type="string" calcext:value-type="string">
            <text:p>2022-03-08T05:48:56Z</text:p>
          </table:table-cell>
          <table:table-cell office:value-type="string" calcext:value-type="string">
            <text:p>2022-03-08T07:07:45Z</text:p>
          </table:table-cell>
          <table:table-cell office:value-type="string" calcext:value-type="string">
            <text:p>SUCCEEDED</text:p>
          </table:table-cell>
          <table:table-cell office:value-type="float" office:value="1215715" calcext:value-type="float">
            <text:p>1215715</text:p>
          </table:table-cell>
          <table:table-cell office:value-type="float" office:value="202548" calcext:value-type="float">
            <text:p>202548</text:p>
          </table:table-cell>
          <table:table-cell office:value-type="float" office:value="181.267" calcext:value-type="float">
            <text:p>181.267</text:p>
          </table:table-cell>
          <table:table-cell office:value-type="float" office:value="31.804" calcext:value-type="float">
            <text:p>31.804</text:p>
          </table:table-cell>
          <table:table-cell office:value-type="float" office:value="32.076" calcext:value-type="float">
            <text:p>32.076</text:p>
          </table:table-cell>
        </table:table-row>
        <table:table-row table:style-name="ro1">
          <table:table-cell office:value-type="string" calcext:value-type="string">
            <text:p>u-ch427-n512-start-all-mean-mf-ens01</text:p>
          </table:table-cell>
          <table:table-cell office:value-type="float" office:value="5426.695" calcext:value-type="float">
            <text:p>5426.695</text:p>
          </table:table-cell>
          <table:table-cell office:value-type="float" office:value="209.98" calcext:value-type="float">
            <text:p>209.98</text:p>
          </table:table-cell>
          <table:table-cell table:formula="of:=[.B82]-[.C82]" office:value-type="float" office:value="5216.715" calcext:value-type="float">
            <text:p>5216.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05:33:32Z</text:p>
          </table:table-cell>
          <table:table-cell office:value-type="string" calcext:value-type="string">
            <text:p>2022-03-08T05:51:14Z</text:p>
          </table:table-cell>
          <table:table-cell office:value-type="string" calcext:value-type="string">
            <text:p>2022-03-08T07:22:54Z</text:p>
          </table:table-cell>
          <table:table-cell office:value-type="string" calcext:value-type="string">
            <text:p>SUCCEEDED</text:p>
          </table:table-cell>
          <table:table-cell office:value-type="float" office:value="1215716" calcext:value-type="float">
            <text:p>1215716</text:p>
          </table:table-cell>
          <table:table-cell office:value-type="float" office:value="100398" calcext:value-type="float">
            <text:p>100398</text:p>
          </table:table-cell>
          <table:table-cell office:value-type="float" office:value="175.381" calcext:value-type="float">
            <text:p>175.381</text:p>
          </table:table-cell>
          <table:table-cell office:value-type="float" office:value="34.83" calcext:value-type="float">
            <text:p>34.83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u-ch427-n512-start-all-mean-mf-ens02</text:p>
          </table:table-cell>
          <table:table-cell office:value-type="float" office:value="6349.867" calcext:value-type="float">
            <text:p>6349.867</text:p>
          </table:table-cell>
          <table:table-cell office:value-type="float" office:value="316.23" calcext:value-type="float">
            <text:p>316.23</text:p>
          </table:table-cell>
          <table:table-cell table:formula="of:=[.B83]-[.C83]" office:value-type="float" office:value="6033.637" calcext:value-type="float">
            <text:p>6033.63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3-08T05:15:22Z</text:p>
          </table:table-cell>
          <table:table-cell office:value-type="string" calcext:value-type="string">
            <text:p>2022-03-08T06:03:56Z</text:p>
          </table:table-cell>
          <table:table-cell office:value-type="string" calcext:value-type="string">
            <text:p>2022-03-08T07:51:25Z</text:p>
          </table:table-cell>
          <table:table-cell office:value-type="string" calcext:value-type="string">
            <text:p>SUCCEEDED</text:p>
          </table:table-cell>
          <table:table-cell office:value-type="float" office:value="1215596" calcext:value-type="float">
            <text:p>1215596</text:p>
          </table:table-cell>
          <table:table-cell office:value-type="float" office:value="70429" calcext:value-type="float">
            <text:p>70429</text:p>
          </table:table-cell>
          <table:table-cell office:value-type="float" office:value="180.314" calcext:value-type="float">
            <text:p>180.314</text:p>
          </table:table-cell>
          <table:table-cell office:value-type="float" office:value="40.483" calcext:value-type="float">
            <text:p>40.483</text:p>
          </table:table-cell>
          <table:table-cell office:value-type="float" office:value="38.956" calcext:value-type="float">
            <text:p>38.956</text:p>
          </table:table-cell>
        </table:table-row>
        <table:table-row table:style-name="ro1">
          <table:table-cell office:value-type="string" calcext:value-type="string">
            <text:p>u-ch427-n512-start-all-mean-mf-ens03</text:p>
          </table:table-cell>
          <table:table-cell office:value-type="float" office:value="6929.255" calcext:value-type="float">
            <text:p>6929.255</text:p>
          </table:table-cell>
          <table:table-cell office:value-type="float" office:value="375.99" calcext:value-type="float">
            <text:p>375.99</text:p>
          </table:table-cell>
          <table:table-cell table:formula="of:=[.B84]-[.C84]" office:value-type="float" office:value="6553.265" calcext:value-type="float">
            <text:p>6553.26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3-08T16:44:20Z</text:p>
          </table:table-cell>
          <table:table-cell office:value-type="string" calcext:value-type="string">
            <text:p>2022-03-08T16:45:07Z</text:p>
          </table:table-cell>
          <table:table-cell office:value-type="string" calcext:value-type="string">
            <text:p>2022-03-08T18:44:20Z</text:p>
          </table:table-cell>
          <table:table-cell office:value-type="string" calcext:value-type="string">
            <text:p>SUCCEEDED</text:p>
          </table:table-cell>
          <table:table-cell office:value-type="float" office:value="1220538" calcext:value-type="float">
            <text:p>1220538</text:p>
          </table:table-cell>
          <table:table-cell office:value-type="float" office:value="43026" calcext:value-type="float">
            <text:p>43026</text:p>
          </table:table-cell>
          <table:table-cell office:value-type="float" office:value="187.7" calcext:value-type="float">
            <text:p>187.7</text:p>
          </table:table-cell>
          <table:table-cell office:value-type="float" office:value="41.67" calcext:value-type="float">
            <text:p>41.67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string" calcext:value-type="string">
            <text:p>u-ch427-n512-start-all-mean-mf-ens04</text:p>
          </table:table-cell>
          <table:table-cell office:value-type="float" office:value="7084.051" calcext:value-type="float">
            <text:p>7084.051</text:p>
          </table:table-cell>
          <table:table-cell office:value-type="float" office:value="434.19" calcext:value-type="float">
            <text:p>434.19</text:p>
          </table:table-cell>
          <table:table-cell table:formula="of:=[.B85]-[.C85]" office:value-type="float" office:value="6649.861" calcext:value-type="float">
            <text:p>6649.86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3-08T05:15:23Z</text:p>
          </table:table-cell>
          <table:table-cell office:value-type="string" calcext:value-type="string">
            <text:p>2022-03-08T05:42:56Z</text:p>
          </table:table-cell>
          <table:table-cell office:value-type="string" calcext:value-type="string">
            <text:p>2022-03-08T07:42:56Z</text:p>
          </table:table-cell>
          <table:table-cell office:value-type="string" calcext:value-type="string">
            <text:p>SUCCEEDED</text:p>
          </table:table-cell>
          <table:table-cell office:value-type="float" office:value="1215597" calcext:value-type="float">
            <text:p>1215597</text:p>
          </table:table-cell>
          <table:table-cell office:value-type="float" office:value="149931" calcext:value-type="float">
            <text:p>149931</text:p>
          </table:table-cell>
          <table:table-cell office:value-type="float" office:value="183.96" calcext:value-type="float">
            <text:p>183.96</text:p>
          </table:table-cell>
          <table:table-cell office:value-type="float" office:value="43.182" calcext:value-type="float">
            <text:p>43.182</text:p>
          </table:table-cell>
          <table:table-cell office:value-type="float" office:value="43.359" calcext:value-type="float">
            <text:p>43.359</text:p>
          </table:table-cell>
        </table:table-row>
        <table:table-row table:style-name="ro1">
          <table:table-cell office:value-type="string" calcext:value-type="string">
            <text:p>u-ch427-n512-start-all-mean-mf-ens05</text:p>
          </table:table-cell>
          <table:table-cell office:value-type="float" office:value="7337.403" calcext:value-type="float">
            <text:p>7337.403</text:p>
          </table:table-cell>
          <table:table-cell office:value-type="float" office:value="479.44" calcext:value-type="float">
            <text:p>479.44</text:p>
          </table:table-cell>
          <table:table-cell table:formula="of:=[.B86]-[.C86]" office:value-type="float" office:value="6857.963" calcext:value-type="float">
            <text:p>6857.96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3-08T05:15:23Z</text:p>
          </table:table-cell>
          <table:table-cell office:value-type="string" calcext:value-type="string">
            <text:p>2022-03-08T08:02:56Z</text:p>
          </table:table-cell>
          <table:table-cell office:value-type="string" calcext:value-type="string">
            <text:p>2022-03-08T10:07:28Z</text:p>
          </table:table-cell>
          <table:table-cell office:value-type="string" calcext:value-type="string">
            <text:p>SUCCEEDED</text:p>
          </table:table-cell>
          <table:table-cell office:value-type="float" office:value="1215598" calcext:value-type="float">
            <text:p>1215598</text:p>
          </table:table-cell>
          <table:table-cell office:value-type="float" office:value="247532" calcext:value-type="float">
            <text:p>247532</text:p>
          </table:table-cell>
          <table:table-cell office:value-type="float" office:value="201.892" calcext:value-type="float">
            <text:p>201.892</text:p>
          </table:table-cell>
          <table:table-cell office:value-type="float" office:value="45.9" calcext:value-type="float">
            <text:p>45.9</text:p>
          </table:table-cell>
          <table:table-cell office:value-type="float" office:value="44.489" calcext:value-type="float">
            <text:p>44.489</text:p>
          </table:table-cell>
        </table:table-row>
        <table:table-row table:style-name="ro1">
          <table:table-cell office:value-type="string" calcext:value-type="string">
            <text:p>u-ch427-n512-start-all-mean-mf-ens06</text:p>
          </table:table-cell>
          <table:table-cell office:value-type="float" office:value="7622.463" calcext:value-type="float">
            <text:p>7622.463</text:p>
          </table:table-cell>
          <table:table-cell office:value-type="float" office:value="607.75" calcext:value-type="float">
            <text:p>607.75</text:p>
          </table:table-cell>
          <table:table-cell table:formula="of:=[.B87]-[.C87]" office:value-type="float" office:value="7014.713" calcext:value-type="float">
            <text:p>7014.71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3-08T05:15:24Z</text:p>
          </table:table-cell>
          <table:table-cell office:value-type="string" calcext:value-type="string">
            <text:p>2022-03-08T06:10:23Z</text:p>
          </table:table-cell>
          <table:table-cell office:value-type="string" calcext:value-type="string">
            <text:p>2022-03-08T08:20:20Z</text:p>
          </table:table-cell>
          <table:table-cell office:value-type="string" calcext:value-type="string">
            <text:p>SUCCEEDED</text:p>
          </table:table-cell>
          <table:table-cell office:value-type="float" office:value="1215599" calcext:value-type="float">
            <text:p>1215599</text:p>
          </table:table-cell>
          <table:table-cell office:value-type="float" office:value="121304" calcext:value-type="float">
            <text:p>121304</text:p>
          </table:table-cell>
          <table:table-cell office:value-type="float" office:value="197.022" calcext:value-type="float">
            <text:p>197.022</text:p>
          </table:table-cell>
          <table:table-cell office:value-type="float" office:value="56.752" calcext:value-type="float">
            <text:p>56.752</text:p>
          </table:table-cell>
          <table:table-cell office:value-type="float" office:value="45.468" calcext:value-type="float">
            <text:p>45.468</text:p>
          </table:table-cell>
        </table:table-row>
        <table:table-row table:style-name="ro1">
          <table:table-cell office:value-type="string" calcext:value-type="string">
            <text:p>u-ch427-n512-start-all-mean-mf-ens07</text:p>
          </table:table-cell>
          <table:table-cell office:value-type="float" office:value="7803.754" calcext:value-type="float">
            <text:p>7803.754</text:p>
          </table:table-cell>
          <table:table-cell office:value-type="float" office:value="632.99" calcext:value-type="float">
            <text:p>632.99</text:p>
          </table:table-cell>
          <table:table-cell table:formula="of:=[.B88]-[.C88]" office:value-type="float" office:value="7170.764" calcext:value-type="float">
            <text:p>7170.76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8T02:48:02Z</text:p>
          </table:table-cell>
          <table:table-cell office:value-type="string" calcext:value-type="string">
            <text:p>2022-03-08T04:55:54Z</text:p>
          </table:table-cell>
          <table:table-cell office:value-type="string" calcext:value-type="string">
            <text:p>2022-03-08T07:09:48Z</text:p>
          </table:table-cell>
          <table:table-cell office:value-type="string" calcext:value-type="string">
            <text:p>SUCCEEDED</text:p>
          </table:table-cell>
          <table:table-cell office:value-type="float" office:value="1215160" calcext:value-type="float">
            <text:p>1215160</text:p>
          </table:table-cell>
          <table:table-cell office:value-type="float" office:value="146677" calcext:value-type="float">
            <text:p>146677</text:p>
          </table:table-cell>
          <table:table-cell office:value-type="float" office:value="194.992" calcext:value-type="float">
            <text:p>194.992</text:p>
          </table:table-cell>
          <table:table-cell office:value-type="float" office:value="58.903" calcext:value-type="float">
            <text:p>58.903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u-ch427-n512-start-all-mean-mf-ens08</text:p>
          </table:table-cell>
          <table:table-cell office:value-type="float" office:value="7953.99" calcext:value-type="float">
            <text:p>7953.99</text:p>
          </table:table-cell>
          <table:table-cell office:value-type="float" office:value="647.32" calcext:value-type="float">
            <text:p>647.32</text:p>
          </table:table-cell>
          <table:table-cell table:formula="of:=[.B89]-[.C89]" office:value-type="float" office:value="7306.67" calcext:value-type="float">
            <text:p>7306.6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3-08T05:33:36Z</text:p>
          </table:table-cell>
          <table:table-cell office:value-type="string" calcext:value-type="string">
            <text:p>2022-03-08T07:10:27Z</text:p>
          </table:table-cell>
          <table:table-cell office:value-type="string" calcext:value-type="string">
            <text:p>2022-03-08T09:26:02Z</text:p>
          </table:table-cell>
          <table:table-cell office:value-type="string" calcext:value-type="string">
            <text:p>SUCCEEDED</text:p>
          </table:table-cell>
          <table:table-cell office:value-type="float" office:value="1215717" calcext:value-type="float">
            <text:p>1215717</text:p>
          </table:table-cell>
          <table:table-cell office:value-type="float" office:value="107013" calcext:value-type="float">
            <text:p>107013</text:p>
          </table:table-cell>
          <table:table-cell office:value-type="float" office:value="209.184" calcext:value-type="float">
            <text:p>209.184</text:p>
          </table:table-cell>
          <table:table-cell office:value-type="float" office:value="46.755" calcext:value-type="float">
            <text:p>46.755</text:p>
          </table:table-cell>
          <table:table-cell office:value-type="float" office:value="46.996" calcext:value-type="float">
            <text:p>46.996</text:p>
          </table:table-cell>
        </table:table-row>
        <table:table-row table:style-name="ro1">
          <table:table-cell office:value-type="string" calcext:value-type="string">
            <text:p>u-ch427-n512-start-all-mean-mf-ens09</text:p>
          </table:table-cell>
          <table:table-cell office:value-type="float" office:value="8058.979" calcext:value-type="float">
            <text:p>8058.979</text:p>
          </table:table-cell>
          <table:table-cell office:value-type="float" office:value="708.97" calcext:value-type="float">
            <text:p>708.97</text:p>
          </table:table-cell>
          <table:table-cell table:formula="of:=[.B90]-[.C90]" office:value-type="float" office:value="7350.009" calcext:value-type="float">
            <text:p>7350.00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3-09T14:58:40Z</text:p>
          </table:table-cell>
          <table:table-cell office:value-type="string" calcext:value-type="string">
            <text:p>2022-03-09T15:43:09Z</text:p>
          </table:table-cell>
          <table:table-cell office:value-type="string" calcext:value-type="string">
            <text:p>2022-03-09T18:02:30Z</text:p>
          </table:table-cell>
          <table:table-cell office:value-type="string" calcext:value-type="string">
            <text:p>SUCCEEDED</text:p>
          </table:table-cell>
          <table:table-cell office:value-type="float" office:value="1226751" calcext:value-type="float">
            <text:p>1226751</text:p>
          </table:table-cell>
          <table:table-cell office:value-type="float" office:value="182545" calcext:value-type="float">
            <text:p>182545</text:p>
          </table:table-cell>
          <table:table-cell office:value-type="float" office:value="194.013" calcext:value-type="float">
            <text:p>194.013</text:p>
          </table:table-cell>
          <table:table-cell office:value-type="float" office:value="46.336" calcext:value-type="float">
            <text:p>46.336</text:p>
          </table:table-cell>
          <table:table-cell office:value-type="float" office:value="46.836" calcext:value-type="float">
            <text:p>46.836</text:p>
          </table:table-cell>
        </table:table-row>
        <table:table-row table:style-name="ro1">
          <table:table-cell office:value-type="string" calcext:value-type="string">
            <text:p>u-ch427-n512-start-all-mean-mf-ens10</text:p>
          </table:table-cell>
          <table:table-cell office:value-type="float" office:value="8143.642" calcext:value-type="float">
            <text:p>8143.642</text:p>
          </table:table-cell>
          <table:table-cell office:value-type="float" office:value="728.23" calcext:value-type="float">
            <text:p>728.23</text:p>
          </table:table-cell>
          <table:table-cell table:formula="of:=[.B91]-[.C91]" office:value-type="float" office:value="7415.412" calcext:value-type="float">
            <text:p>7415.4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3-09T14:58:41Z</text:p>
          </table:table-cell>
          <table:table-cell office:value-type="string" calcext:value-type="string">
            <text:p>2022-03-09T17:10:10Z</text:p>
          </table:table-cell>
          <table:table-cell office:value-type="string" calcext:value-type="string">
            <text:p>2022-03-09T19:29:47Z</text:p>
          </table:table-cell>
          <table:table-cell office:value-type="string" calcext:value-type="string">
            <text:p>SUCCEEDED</text:p>
          </table:table-cell>
          <table:table-cell office:value-type="float" office:value="1226752" calcext:value-type="float">
            <text:p>1226752</text:p>
          </table:table-cell>
          <table:table-cell office:value-type="float" office:value="229351" calcext:value-type="float">
            <text:p>229351</text:p>
          </table:table-cell>
          <table:table-cell office:value-type="float" office:value="187.557" calcext:value-type="float">
            <text:p>187.557</text:p>
          </table:table-cell>
          <table:table-cell office:value-type="float" office:value="50.832" calcext:value-type="float">
            <text:p>50.832</text:p>
          </table:table-cell>
          <table:table-cell office:value-type="float" office:value="45.513" calcext:value-type="float">
            <text:p>45.513</text:p>
          </table:table-cell>
        </table:table-row>
        <table:table-row table:style-name="ro1">
          <table:table-cell office:value-type="string" calcext:value-type="string">
            <text:p>u-ch427-n512-start-all-mean-mf-ens11</text:p>
          </table:table-cell>
          <table:table-cell table:number-columns-repeated="2"/>
          <table:table-cell table:formula="of:=[.B92]-[.C9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3-10T19:45:08Z</text:p>
          </table:table-cell>
          <table:table-cell table:number-columns-repeated="3"/>
          <table:table-cell office:value-type="float" office:value="1235475" calcext:value-type="float">
            <text:p>1235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2</text:p>
          </table:table-cell>
          <table:table-cell table:number-columns-repeated="2"/>
          <table:table-cell table:formula="of:=[.B93]-[.C9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3-10T19:45:08Z</text:p>
          </table:table-cell>
          <table:table-cell table:number-columns-repeated="3"/>
          <table:table-cell office:value-type="float" office:value="1235476" calcext:value-type="float">
            <text:p>1235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3</text:p>
          </table:table-cell>
          <table:table-cell table:number-columns-repeated="2"/>
          <table:table-cell table:formula="of:=[.B94]-[.C94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3-10T19:45:09Z</text:p>
          </table:table-cell>
          <table:table-cell table:number-columns-repeated="3"/>
          <table:table-cell office:value-type="float" office:value="1235477" calcext:value-type="float">
            <text:p>1235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4</text:p>
          </table:table-cell>
          <table:table-cell table:number-columns-repeated="2"/>
          <table:table-cell table:formula="of:=[.B95]-[.C95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08T20:26:58Z</text:p>
          </table:table-cell>
          <table:table-cell office:value-type="string" calcext:value-type="string">
            <text:p>2022-03-08T23:40:57Z</text:p>
          </table:table-cell>
          <table:table-cell office:value-type="string" calcext:value-type="string">
            <text:p>2022-03-09T00:38:09Z</text:p>
          </table:table-cell>
          <table:table-cell office:value-type="string" calcext:value-type="string">
            <text:p>E</text:p>
          </table:table-cell>
          <table:table-cell office:value-type="float" office:value="1221673" calcext:value-type="float">
            <text:p>1221673</text:p>
          </table:table-cell>
          <table:table-cell office:value-type="float" office:value="107708" calcext:value-type="float">
            <text:p>107708</text:p>
          </table:table-cell>
          <table:table-cell office:value-type="float" office:value="218" calcext:value-type="float">
            <text:p>218</text:p>
          </table:table-cell>
          <table:table-cell office:value-type="float" office:value="49.632" calcext:value-type="float">
            <text:p>49.632</text:p>
          </table:table-cell>
          <table:table-cell office:value-type="float" office:value="48.632" calcext:value-type="float">
            <text:p>48.632</text:p>
          </table:table-cell>
        </table:table-row>
        <table:table-row table:style-name="ro1">
          <table:table-cell office:value-type="string" calcext:value-type="string">
            <text:p>u-ch427-n512-start-all-mean-mf-ens15</text:p>
          </table:table-cell>
          <table:table-cell table:number-columns-repeated="2"/>
          <table:table-cell table:formula="of:=[.B96]-[.C9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3-10T19:45:10Z</text:p>
          </table:table-cell>
          <table:table-cell table:number-columns-repeated="3"/>
          <table:table-cell office:value-type="float" office:value="1235478" calcext:value-type="float">
            <text:p>1235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6</text:p>
          </table:table-cell>
          <table:table-cell table:number-columns-repeated="2"/>
          <table:table-cell table:formula="of:=[.B97]-[.C9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3-08T20:26:59Z</text:p>
          </table:table-cell>
          <table:table-cell office:value-type="string" calcext:value-type="string">
            <text:p>2022-03-08T22:38:34Z</text:p>
          </table:table-cell>
          <table:table-cell office:value-type="string" calcext:value-type="string">
            <text:p>2022-03-08T23:39:59Z</text:p>
          </table:table-cell>
          <table:table-cell office:value-type="string" calcext:value-type="string">
            <text:p>E</text:p>
          </table:table-cell>
          <table:table-cell office:value-type="float" office:value="1221675" calcext:value-type="float">
            <text:p>1221675</text:p>
          </table:table-cell>
          <table:table-cell office:value-type="float" office:value="67803" calcext:value-type="float">
            <text:p>67803</text:p>
          </table:table-cell>
          <table:table-cell office:value-type="float" office:value="548.932" calcext:value-type="float">
            <text:p>548.932</text:p>
          </table:table-cell>
          <table:table-cell office:value-type="float" office:value="58.112" calcext:value-type="float">
            <text:p>58.112</text:p>
          </table:table-cell>
          <table:table-cell office:value-type="float" office:value="49.369" calcext:value-type="float">
            <text:p>49.369</text:p>
          </table:table-cell>
        </table:table-row>
        <table:table-row table:style-name="ro1">
          <table:table-cell office:value-type="string" calcext:value-type="string">
            <text:p>u-ch427-n512-start-all-mean-mf-ens17</text:p>
          </table:table-cell>
          <table:table-cell table:number-columns-repeated="2"/>
          <table:table-cell table:formula="of:=[.B98]-[.C9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3-10T19:45:13Z</text:p>
          </table:table-cell>
          <table:table-cell table:number-columns-repeated="3"/>
          <table:table-cell office:value-type="float" office:value="1235479" calcext:value-type="float">
            <text:p>1235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all-mean-mf-ens18</text:p>
          </table:table-cell>
          <table:table-cell table:number-columns-repeated="2"/>
          <table:table-cell table:formula="of:=[.B99]-[.C9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00</text:p>
          </table:table-cell>
          <table:table-cell office:value-type="float" office:value="77.789" calcext:value-type="float">
            <text:p>77.789</text:p>
          </table:table-cell>
          <table:table-cell office:value-type="float" office:value="15.75" calcext:value-type="float">
            <text:p>15.75</text:p>
          </table:table-cell>
          <table:table-cell table:formula="of:=[.B100]-[.C100]" office:value-type="float" office:value="62.039" calcext:value-type="float">
            <text:p>62.0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02:01:26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3:53Z</text:p>
          </table:table-cell>
          <table:table-cell office:value-type="string" calcext:value-type="string">
            <text:p>SUCCEEDED</text:p>
          </table:table-cell>
          <table:table-cell office:value-type="float" office:value="1214867" calcext:value-type="float">
            <text:p>1214867</text:p>
          </table:table-cell>
          <table:table-cell office:value-type="float" office:value="15554" calcext:value-type="float">
            <text:p>15554</text:p>
          </table:table-cell>
          <table:table-cell office:value-type="float" office:value="18.815" calcext:value-type="float">
            <text:p>18.81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start-all-mean-mf-ens01</text:p>
          </table:table-cell>
          <table:table-cell office:value-type="float" office:value="109.26" calcext:value-type="float">
            <text:p>109.26</text:p>
          </table:table-cell>
          <table:table-cell office:value-type="float" office:value="21.67" calcext:value-type="float">
            <text:p>21.67</text:p>
          </table:table-cell>
          <table:table-cell table:formula="of:=[.B101]-[.C101]" office:value-type="float" office:value="87.59" calcext:value-type="float">
            <text:p>87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02:01:38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4:28Z</text:p>
          </table:table-cell>
          <table:table-cell office:value-type="string" calcext:value-type="string">
            <text:p>SUCCEEDED</text:p>
          </table:table-cell>
          <table:table-cell office:value-type="float" office:value="1214868" calcext:value-type="float">
            <text:p>1214868</text:p>
          </table:table-cell>
          <table:table-cell office:value-type="float" office:value="185283" calcext:value-type="float">
            <text:p>185283</text:p>
          </table:table-cell>
          <table:table-cell office:value-type="float" office:value="15.908" calcext:value-type="float">
            <text:p>15.9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start-all-mean-mf-ens02</text:p>
          </table:table-cell>
          <table:table-cell office:value-type="float" office:value="146.991" calcext:value-type="float">
            <text:p>146.991</text:p>
          </table:table-cell>
          <table:table-cell office:value-type="float" office:value="31.33" calcext:value-type="float">
            <text:p>31.33</text:p>
          </table:table-cell>
          <table:table-cell table:formula="of:=[.B102]-[.C102]" office:value-type="float" office:value="115.661" calcext:value-type="float">
            <text:p>115.66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3-08T02:01:52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5:08Z</text:p>
          </table:table-cell>
          <table:table-cell office:value-type="string" calcext:value-type="string">
            <text:p>SUCCEEDED</text:p>
          </table:table-cell>
          <table:table-cell office:value-type="float" office:value="1214870" calcext:value-type="float">
            <text:p>1214870</text:p>
          </table:table-cell>
          <table:table-cell office:value-type="float" office:value="72115" calcext:value-type="float">
            <text:p>72115</text:p>
          </table:table-cell>
          <table:table-cell office:value-type="float" office:value="10.019" calcext:value-type="float">
            <text:p>10.01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u-ch427-n96-start-all-mean-mf-ens03</text:p>
          </table:table-cell>
          <table:table-cell office:value-type="float" office:value="165.671" calcext:value-type="float">
            <text:p>165.671</text:p>
          </table:table-cell>
          <table:table-cell office:value-type="float" office:value="29.1" calcext:value-type="float">
            <text:p>29.1</text:p>
          </table:table-cell>
          <table:table-cell table:formula="of:=[.B103]-[.C103]" office:value-type="float" office:value="136.571" calcext:value-type="float">
            <text:p>136.57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08T02:07:02Z</text:p>
          </table:table-cell>
          <table:table-cell office:value-type="string" calcext:value-type="string">
            <text:p>2022-03-08T02:07:18Z</text:p>
          </table:table-cell>
          <table:table-cell office:value-type="string" calcext:value-type="string">
            <text:p>2022-03-08T02:10:27Z</text:p>
          </table:table-cell>
          <table:table-cell office:value-type="string" calcext:value-type="string">
            <text:p>SUCCEEDED</text:p>
          </table:table-cell>
          <table:table-cell office:value-type="float" office:value="1214888" calcext:value-type="float">
            <text:p>1214888</text:p>
          </table:table-cell>
          <table:table-cell office:value-type="float" office:value="169413" calcext:value-type="float">
            <text:p>169413</text:p>
          </table:table-cell>
          <table:table-cell office:value-type="float" office:value="13.2" calcext:value-type="float">
            <text:p>13.2</text:p>
          </table:table-cell>
          <table:table-cell office:value-type="float" office:value="0.582" calcext:value-type="float">
            <text:p>0.582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u-ch427-n96-start-all-mean-mf-ens04</text:p>
          </table:table-cell>
          <table:table-cell office:value-type="float" office:value="212.143" calcext:value-type="float">
            <text:p>212.143</text:p>
          </table:table-cell>
          <table:table-cell office:value-type="float" office:value="38.45" calcext:value-type="float">
            <text:p>38.45</text:p>
          </table:table-cell>
          <table:table-cell table:formula="of:=[.B104]-[.C104]" office:value-type="float" office:value="173.693" calcext:value-type="float">
            <text:p>173.69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08T02:12:19Z</text:p>
          </table:table-cell>
          <table:table-cell office:value-type="string" calcext:value-type="string">
            <text:p>2022-03-08T02:12:30Z</text:p>
          </table:table-cell>
          <table:table-cell office:value-type="string" calcext:value-type="string">
            <text:p>2022-03-08T02:16:23Z</text:p>
          </table:table-cell>
          <table:table-cell office:value-type="string" calcext:value-type="string">
            <text:p>SUCCEEDED</text:p>
          </table:table-cell>
          <table:table-cell office:value-type="float" office:value="1214944" calcext:value-type="float">
            <text:p>1214944</text:p>
          </table:table-cell>
          <table:table-cell office:value-type="float" office:value="89503" calcext:value-type="float">
            <text:p>89503</text:p>
          </table:table-cell>
          <table:table-cell office:value-type="float" office:value="17.655" calcext:value-type="float">
            <text:p>17.655</text:p>
          </table:table-cell>
          <table:table-cell office:value-type="float" office:value="0.583" calcext:value-type="float">
            <text:p>0.583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u-ch427-n96-start-all-mean-mf-ens05</text:p>
          </table:table-cell>
          <table:table-cell office:value-type="float" office:value="230.226" calcext:value-type="float">
            <text:p>230.226</text:p>
          </table:table-cell>
          <table:table-cell office:value-type="float" office:value="47.04" calcext:value-type="float">
            <text:p>47.04</text:p>
          </table:table-cell>
          <table:table-cell table:formula="of:=[.B105]-[.C105]" office:value-type="float" office:value="183.186" calcext:value-type="float">
            <text:p>183.18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08T02:12:32Z</text:p>
          </table:table-cell>
          <table:table-cell office:value-type="string" calcext:value-type="string">
            <text:p>2022-03-08T02:12:59Z</text:p>
          </table:table-cell>
          <table:table-cell office:value-type="string" calcext:value-type="string">
            <text:p>2022-03-08T02:17:28Z</text:p>
          </table:table-cell>
          <table:table-cell office:value-type="string" calcext:value-type="string">
            <text:p>SUCCEEDED</text:p>
          </table:table-cell>
          <table:table-cell office:value-type="float" office:value="1214947" calcext:value-type="float">
            <text:p>1214947</text:p>
          </table:table-cell>
          <table:table-cell office:value-type="float" office:value="96867" calcext:value-type="float">
            <text:p>96867</text:p>
          </table:table-cell>
          <table:table-cell office:value-type="float" office:value="14.65" calcext:value-type="float">
            <text:p>14.65</text:p>
          </table:table-cell>
          <table:table-cell office:value-type="float" office:value="0.628" calcext:value-type="float">
            <text:p>0.628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start-all-mean-mf-ens06</text:p>
          </table:table-cell>
          <table:table-cell office:value-type="float" office:value="269.877" calcext:value-type="float">
            <text:p>269.877</text:p>
          </table:table-cell>
          <table:table-cell office:value-type="float" office:value="30.96" calcext:value-type="float">
            <text:p>30.96</text:p>
          </table:table-cell>
          <table:table-cell table:formula="of:=[.B106]-[.C106]" office:value-type="float" office:value="238.917" calcext:value-type="float">
            <text:p>238.91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08T02:17:41Z</text:p>
          </table:table-cell>
          <table:table-cell office:value-type="string" calcext:value-type="string">
            <text:p>2022-03-08T02:18:12Z</text:p>
          </table:table-cell>
          <table:table-cell office:value-type="string" calcext:value-type="string">
            <text:p>2022-03-08T02:23:34Z</text:p>
          </table:table-cell>
          <table:table-cell office:value-type="string" calcext:value-type="string">
            <text:p>SUCCEEDED</text:p>
          </table:table-cell>
          <table:table-cell office:value-type="float" office:value="1215011" calcext:value-type="float">
            <text:p>1215011</text:p>
          </table:table-cell>
          <table:table-cell office:value-type="float" office:value="113701" calcext:value-type="float">
            <text:p>113701</text:p>
          </table:table-cell>
          <table:table-cell office:value-type="float" office:value="34.315" calcext:value-type="float">
            <text:p>34.315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u-ch427-n96-start-all-mean-mf-ens07</text:p>
          </table:table-cell>
          <table:table-cell office:value-type="float" office:value="262.961" calcext:value-type="float">
            <text:p>262.961</text:p>
          </table:table-cell>
          <table:table-cell office:value-type="float" office:value="33.56" calcext:value-type="float">
            <text:p>33.56</text:p>
          </table:table-cell>
          <table:table-cell table:formula="of:=[.B107]-[.C107]" office:value-type="float" office:value="229.401" calcext:value-type="float">
            <text:p>229.4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08T02:17:52Z</text:p>
          </table:table-cell>
          <table:table-cell office:value-type="string" calcext:value-type="string">
            <text:p>2022-03-08T02:18:12Z</text:p>
          </table:table-cell>
          <table:table-cell office:value-type="string" calcext:value-type="string">
            <text:p>2022-03-08T02:23:20Z</text:p>
          </table:table-cell>
          <table:table-cell office:value-type="string" calcext:value-type="string">
            <text:p>SUCCEEDED</text:p>
          </table:table-cell>
          <table:table-cell office:value-type="float" office:value="1215013" calcext:value-type="float">
            <text:p>1215013</text:p>
          </table:table-cell>
          <table:table-cell office:value-type="float" office:value="105692" calcext:value-type="float">
            <text:p>105692</text:p>
          </table:table-cell>
          <table:table-cell office:value-type="float" office:value="54.503" calcext:value-type="float">
            <text:p>54.50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u-ch427-n96-start-all-mean-mf-ens08</text:p>
          </table:table-cell>
          <table:table-cell office:value-type="float" office:value="276.724" calcext:value-type="float">
            <text:p>276.724</text:p>
          </table:table-cell>
          <table:table-cell office:value-type="float" office:value="42.92" calcext:value-type="float">
            <text:p>42.92</text:p>
          </table:table-cell>
          <table:table-cell table:formula="of:=[.B108]-[.C108]" office:value-type="float" office:value="233.804" calcext:value-type="float">
            <text:p>233.80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08T02:23:09Z</text:p>
          </table:table-cell>
          <table:table-cell office:value-type="string" calcext:value-type="string">
            <text:p>2022-03-08T02:23:27Z</text:p>
          </table:table-cell>
          <table:table-cell office:value-type="string" calcext:value-type="string">
            <text:p>2022-03-08T02:28:50Z</text:p>
          </table:table-cell>
          <table:table-cell office:value-type="string" calcext:value-type="string">
            <text:p>SUCCEEDED</text:p>
          </table:table-cell>
          <table:table-cell office:value-type="float" office:value="1215041" calcext:value-type="float">
            <text:p>1215041</text:p>
          </table:table-cell>
          <table:table-cell office:value-type="float" office:value="184810" calcext:value-type="float">
            <text:p>184810</text:p>
          </table:table-cell>
          <table:table-cell office:value-type="float" office:value="34.281" calcext:value-type="float">
            <text:p>34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u-ch427-n96-start-all-mean-mf-ens09</text:p>
          </table:table-cell>
          <table:table-cell office:value-type="float" office:value="301.091" calcext:value-type="float">
            <text:p>301.091</text:p>
          </table:table-cell>
          <table:table-cell office:value-type="float" office:value="32.1" calcext:value-type="float">
            <text:p>32.1</text:p>
          </table:table-cell>
          <table:table-cell table:formula="of:=[.B109]-[.C109]" office:value-type="float" office:value="268.991" calcext:value-type="float">
            <text:p>268.99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08T05:02:33Z</text:p>
          </table:table-cell>
          <table:table-cell office:value-type="string" calcext:value-type="string">
            <text:p>2022-03-08T05:12:43Z</text:p>
          </table:table-cell>
          <table:table-cell office:value-type="string" calcext:value-type="string">
            <text:p>2022-03-08T05:18:28Z</text:p>
          </table:table-cell>
          <table:table-cell office:value-type="string" calcext:value-type="string">
            <text:p>SUCCEEDED</text:p>
          </table:table-cell>
          <table:table-cell office:value-type="float" office:value="1215481" calcext:value-type="float">
            <text:p>1215481</text:p>
          </table:table-cell>
          <table:table-cell office:value-type="float" office:value="65511" calcext:value-type="float">
            <text:p>65511</text:p>
          </table:table-cell>
          <table:table-cell office:value-type="float" office:value="37.19" calcext:value-type="float">
            <text:p>37.19</text:p>
          </table:table-cell>
          <table:table-cell office:value-type="float" office:value="0.81" calcext:value-type="float">
            <text:p>0.8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u-ch427-n96-start-all-mean-mf-ens10</text:p>
          </table:table-cell>
          <table:table-cell office:value-type="float" office:value="329.43" calcext:value-type="float">
            <text:p>329.43</text:p>
          </table:table-cell>
          <table:table-cell office:value-type="float" office:value="44.42" calcext:value-type="float">
            <text:p>44.42</text:p>
          </table:table-cell>
          <table:table-cell table:formula="of:=[.B110]-[.C110]" office:value-type="float" office:value="285.01" calcext:value-type="float">
            <text:p>285.0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3-08T17:06:57Z</text:p>
          </table:table-cell>
          <table:table-cell office:value-type="string" calcext:value-type="string">
            <text:p>2022-03-08T17:07:22Z</text:p>
          </table:table-cell>
          <table:table-cell office:value-type="string" calcext:value-type="string">
            <text:p>2022-03-08T17:13:50Z</text:p>
          </table:table-cell>
          <table:table-cell office:value-type="string" calcext:value-type="string">
            <text:p>SUCCEEDED</text:p>
          </table:table-cell>
          <table:table-cell office:value-type="float" office:value="1220683" calcext:value-type="float">
            <text:p>1220683</text:p>
          </table:table-cell>
          <table:table-cell office:value-type="float" office:value="119250" calcext:value-type="float">
            <text:p>119250</text:p>
          </table:table-cell>
          <table:table-cell office:value-type="float" office:value="34.195" calcext:value-type="float">
            <text:p>34.195</text:p>
          </table:table-cell>
          <table:table-cell office:value-type="float" office:value="0.993" calcext:value-type="float">
            <text:p>0.993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string" calcext:value-type="string">
            <text:p>u-ch427-n96-start-all-mean-mf-ens11</text:p>
          </table:table-cell>
          <table:table-cell office:value-type="float" office:value="396.251" calcext:value-type="float">
            <text:p>396.251</text:p>
          </table:table-cell>
          <table:table-cell office:value-type="float" office:value="55.64" calcext:value-type="float">
            <text:p>55.64</text:p>
          </table:table-cell>
          <table:table-cell table:formula="of:=[.B111]-[.C111]" office:value-type="float" office:value="340.611" calcext:value-type="float">
            <text:p>340.6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3-08T02:33:38Z</text:p>
          </table:table-cell>
          <table:table-cell office:value-type="string" calcext:value-type="string">
            <text:p>2022-03-08T02:33:48Z</text:p>
          </table:table-cell>
          <table:table-cell office:value-type="string" calcext:value-type="string">
            <text:p>2022-03-08T02:41:10Z</text:p>
          </table:table-cell>
          <table:table-cell office:value-type="string" calcext:value-type="string">
            <text:p>SUCCEEDED</text:p>
          </table:table-cell>
          <table:table-cell office:value-type="float" office:value="1215106" calcext:value-type="float">
            <text:p>1215106</text:p>
          </table:table-cell>
          <table:table-cell office:value-type="float" office:value="79975" calcext:value-type="float">
            <text:p>79975</text:p>
          </table:table-cell>
          <table:table-cell office:value-type="float" office:value="32.519" calcext:value-type="float">
            <text:p>32.519</text:p>
          </table:table-cell>
          <table:table-cell office:value-type="float" office:value="2.126" calcext:value-type="float">
            <text:p>2.126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string" calcext:value-type="string">
            <text:p>u-ch427-n96-start-all-mean-mf-ens12</text:p>
          </table:table-cell>
          <table:table-cell office:value-type="float" office:value="372.799" calcext:value-type="float">
            <text:p>372.799</text:p>
          </table:table-cell>
          <table:table-cell office:value-type="float" office:value="39.76" calcext:value-type="float">
            <text:p>39.76</text:p>
          </table:table-cell>
          <table:table-cell table:formula="of:=[.B112]-[.C112]" office:value-type="float" office:value="333.039" calcext:value-type="float">
            <text:p>333.03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3-08T05:02:34Z</text:p>
          </table:table-cell>
          <table:table-cell office:value-type="string" calcext:value-type="string">
            <text:p>2022-03-08T05:02:43Z</text:p>
          </table:table-cell>
          <table:table-cell office:value-type="string" calcext:value-type="string">
            <text:p>2022-03-08T05:09:43Z</text:p>
          </table:table-cell>
          <table:table-cell office:value-type="string" calcext:value-type="string">
            <text:p>SUCCEEDED</text:p>
          </table:table-cell>
          <table:table-cell office:value-type="float" office:value="1215482" calcext:value-type="float">
            <text:p>1215482</text:p>
          </table:table-cell>
          <table:table-cell office:value-type="float" office:value="147887" calcext:value-type="float">
            <text:p>147887</text:p>
          </table:table-cell>
          <table:table-cell office:value-type="float" office:value="42.938" calcext:value-type="float">
            <text:p>42.938</text:p>
          </table:table-cell>
          <table:table-cell office:value-type="float" office:value="1.014" calcext:value-type="float">
            <text:p>1.014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string" calcext:value-type="string">
            <text:p>u-ch427-n96-start-all-mean-mf-ens13</text:p>
          </table:table-cell>
          <table:table-cell office:value-type="float" office:value="379.867" calcext:value-type="float">
            <text:p>379.867</text:p>
          </table:table-cell>
          <table:table-cell office:value-type="float" office:value="52.35" calcext:value-type="float">
            <text:p>52.35</text:p>
          </table:table-cell>
          <table:table-cell table:formula="of:=[.B113]-[.C113]" office:value-type="float" office:value="327.517" calcext:value-type="float">
            <text:p>327.51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3-08T02:33:59Z</text:p>
          </table:table-cell>
          <table:table-cell office:value-type="string" calcext:value-type="string">
            <text:p>2022-03-08T02:34:18Z</text:p>
          </table:table-cell>
          <table:table-cell office:value-type="string" calcext:value-type="string">
            <text:p>2022-03-08T02:41:39Z</text:p>
          </table:table-cell>
          <table:table-cell office:value-type="string" calcext:value-type="string">
            <text:p>SUCCEEDED</text:p>
          </table:table-cell>
          <table:table-cell office:value-type="float" office:value="1215108" calcext:value-type="float">
            <text:p>1215108</text:p>
          </table:table-cell>
          <table:table-cell office:value-type="float" office:value="109011" calcext:value-type="float">
            <text:p>109011</text:p>
          </table:table-cell>
          <table:table-cell office:value-type="float" office:value="17.442" calcext:value-type="float">
            <text:p>17.442</text:p>
          </table:table-cell>
          <table:table-cell office:value-type="float" office:value="1.011" calcext:value-type="float">
            <text:p>1.01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u-ch427-n96-start-all-mean-mf-ens14</text:p>
          </table:table-cell>
          <table:table-cell table:number-columns-repeated="2"/>
          <table:table-cell table:formula="of:=[.B114]-[.C114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5</text:p>
          </table:table-cell>
          <table:table-cell table:number-columns-repeated="2"/>
          <table:table-cell table:formula="of:=[.B115]-[.C115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6</text:p>
          </table:table-cell>
          <table:table-cell table:number-columns-repeated="2"/>
          <table:table-cell table:formula="of:=[.B116]-[.C116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7</text:p>
          </table:table-cell>
          <table:table-cell table:number-columns-repeated="2"/>
          <table:table-cell table:formula="of:=[.B117]-[.C117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8</text:p>
          </table:table-cell>
          <table:table-cell table:number-columns-repeated="2"/>
          <table:table-cell table:formula="of:=[.B118]-[.C118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1"/>
        </table:table-row>
      </table:table>
      <table:table table:name="graphics" table:style-name="ta1">
        <table:shapes>
          <draw:frame draw:z-index="0" draw:style-name="gr1" draw:text-style-name="P1" svg:width="15.999cm" svg:height="8.999cm" svg:x="0.001cm" svg:y="0.001cm">
            <draw:object draw:notify-on-update-of-ranges="results3.D40:results3.D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01cm" svg:y="9.484cm">
            <draw:object draw:notify-on-update-of-ranges="results3.D2:results3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01cm" svg:y="18.967cm">
            <draw:object draw:notify-on-update-of-ranges="results3.D21:results3.D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63cm" svg:y="0.001cm">
            <draw:object draw:notify-on-update-of-ranges="results3.D100:results3.D1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18.063cm" svg:y="9.484cm">
            <draw:object draw:notify-on-update-of-ranges="results3.D62:results3.D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5.999cm" svg:height="8.999cm" svg:x="18.063cm" svg:y="18.967cm">
            <draw:object draw:notify-on-update-of-ranges="results3.D81:results3.D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0:36:03.08777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1T00:41:06.346038855</dc:date>
    <meta:editing-duration>PT11M45S</meta:editing-duration>
    <meta:editing-cycles>2</meta:editing-cycles>
    <meta:document-statistic meta:table-count="2" meta:cell-count="158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plot-area chart:style-name="ch3" table:cell-range-address="results3.D40:results3.D58" svg:x="0.32cm" svg:y="1.275cm" svg:width="15.36cm" svg:height="7.545cm">
          <chartooo:coordinate-region svg:x="1.127cm" svg:y="1.475cm" svg:width="14.553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40:results3.D5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544">
                <text:p>48.544</text:p>
                <draw:g>
                  <svg:desc>results3.D40:results3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.484">
                <text:p>157.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747">
                <text:p>227.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.917">
                <text:p>427.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.705">
                <text:p>282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.388">
                <text:p>243.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7.956">
                <text:p>607.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.966">
                <text:p>301.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.965">
                <text:p>481.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.085">
                <text:p>448.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.128">
                <text:p>328.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.724">
                <text:p>459.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3.511">
                <text:p>553.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0.242">
                <text:p>430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plot-area chart:style-name="ch3" table:cell-range-address="results3.D2:results3.D20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2:results3.D2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19">
                <text:p>90.19</text:p>
                <draw:g>
                  <svg:desc>results3.D2:results3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3.372">
                <text:p>533.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1.778">
                <text:p>881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5.78">
                <text:p>1025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.781">
                <text:p>438.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9.94">
                <text:p>759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5.587">
                <text:p>785.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6.804">
                <text:p>706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9.395">
                <text:p>759.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4.948">
                <text:p>594.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3.293">
                <text:p>673.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6.705">
                <text:p>646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.16">
                <text:p>1032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4.147">
                <text:p>974.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3.13">
                <text:p>903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5.045">
                <text:p>1455.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9.668">
                <text:p>1569.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9.576">
                <text:p>1329.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3.345">
                <text:p>1303.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plot-area chart:style-name="ch3" table:cell-range-address="results3.D21:results3.D39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21:results3.D3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4.571">
                <text:p>4664.571</text:p>
                <draw:g>
                  <svg:desc>results3.D21:results3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8.507">
                <text:p>5198.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33.931">
                <text:p>6733.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0.659">
                <text:p>2440.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6.351">
                <text:p>2176.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4.85">
                <text:p>2554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0.356">
                <text:p>2210.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3.609">
                <text:p>1923.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86.571">
                <text:p>2686.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9.006">
                <text:p>2629.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2.802">
                <text:p>2412.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6.459">
                <text:p>2616.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3.369">
                <text:p>2493.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1.598">
                <text:p>2821.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0.637">
                <text:p>3050.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4.896">
                <text:p>2924.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52.965">
                <text:p>3252.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96.321">
                <text:p>3296.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1.14">
                <text:p>3391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n216 - xios multiple files</text:p>
        </chart:title>
        <chart:plot-area chart:style-name="ch3" table:cell-range-address="results3.D62:results3.D80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62:results3.D8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.702">
                <text:p>94.702</text:p>
                <draw:g>
                  <svg:desc>results3.D62:results3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.963">
                <text:p>197.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.508">
                <text:p>251.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.798">
                <text:p>301.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.133">
                <text:p>305.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998">
                <text:p>323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.493">
                <text:p>377.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.507">
                <text:p>409.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.826">
                <text:p>427.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.647">
                <text:p>431.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.394">
                <text:p>519.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.753">
                <text:p>540.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.438">
                <text:p>512.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8.474">
                <text:p>588.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8.613">
                <text:p>628.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3.701">
                <text:p>693.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8.033">
                <text:p>958.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.17">
                <text:p>80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5.708">
                <text:p>1035.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n512 - xios multiple files</text:p>
        </chart:title>
        <chart:plot-area chart:style-name="ch3" table:cell-range-address="results3.D81:results3.D99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81:results3.D9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9.783">
                <text:p>4599.783</text:p>
                <draw:g>
                  <svg:desc>results3.D81:results3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16.715">
                <text:p>5216.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3.637">
                <text:p>6033.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.265">
                <text:p>6553.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49.861">
                <text:p>6649.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7.963">
                <text:p>6857.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14.713">
                <text:p>7014.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70.764">
                <text:p>717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06.67">
                <text:p>7306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50.009">
                <text:p>7350.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15.412">
                <text:p>7415.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n96 - xios multiple files</text:p>
        </chart:title>
        <chart:plot-area chart:style-name="ch3" table:cell-range-address="results3.D100:results3.D118" svg:x="0.32cm" svg:y="1.275cm" svg:width="15.36cm" svg:height="7.545cm">
          <chartooo:coordinate-region svg:x="1.127cm" svg:y="1.474cm" svg:width="14.55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100:results3.D11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039">
                <text:p>62.039</text:p>
                <draw:g>
                  <svg:desc>results3.D100:results3.D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59">
                <text:p>8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661">
                <text:p>115.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571">
                <text:p>136.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.693">
                <text:p>173.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.186">
                <text:p>183.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.917">
                <text:p>238.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.401">
                <text:p>229.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.804">
                <text:p>233.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.991">
                <text:p>268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.01">
                <text:p>285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.611">
                <text:p>340.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.039">
                <text:p>333.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.517">
                <text:p>327.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